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1.201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0.89cm"/>
    </style:style>
    <style:style style:name="co9" style:family="table-column">
      <style:table-column-properties fo:break-before="auto" style:column-width="4.771cm"/>
    </style:style>
    <style:style style:name="co10" style:family="table-column">
      <style:table-column-properties fo:break-before="auto" style:column-width="3.011cm"/>
    </style:style>
    <style:style style:name="co11" style:family="table-column">
      <style:table-column-properties fo:break-before="auto" style:column-width="1.125cm"/>
    </style:style>
    <style:style style:name="co12" style:family="table-column">
      <style:table-column-properties fo:break-before="auto" style:column-width="5.93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9.906cm"/>
    </style:style>
    <style:style style:name="co15" style:family="table-column">
      <style:table-column-properties fo:break-before="auto" style:column-width="4.8cm"/>
    </style:style>
    <style:style style:name="co16" style:family="table-column">
      <style:table-column-properties fo:break-before="auto" style:column-width="3.35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A">
      <style:table-properties table:display="true" style:writing-mode="lr-tb"/>
    </style:style>
    <style:style style:name="ta2" style:family="table" style:master-page-name="PageStyle_5f_BB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8150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 style:data-style-name="N8150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8150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Normal" style:data-style-name="N8150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 style:data-style-name="N8150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ackground-color="#b3b3b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b3b3b3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 style:data-style-name="N8003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 style:data-style-name="N8000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 style:data-style-name="N8150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 style:data-style-name="N8150">
      <style:table-cell-properties fo:background-color="#b3b3b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 style:data-style-name="N8003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2"/>
    <style:style style:name="ce46" style:family="table-cell" style:parent-style-name="Default" style:data-style-name="N11"/>
    <style:style style:name="ce4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Nuolenkärjet_20_1" draw:marker-start-width="0.2cm" draw:marker-start-center="false" draw:fill="solid" draw:fill-color="#ffffc0" draw:auto-grow-height="true" draw:auto-grow-width="false" fo:min-height="9.93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uolenkärjet_20_1" draw:marker-start-width="0.2cm" draw:marker-start-center="false" draw:fill="solid" draw:fill-color="#ffffc0" draw:auto-grow-height="true" draw:auto-grow-width="false" fo:min-height="1.76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uolenkärjet_20_1" draw:marker-start-width="0.2cm" draw:marker-start-center="false" draw:fill="solid" draw:fill-color="#ffffc0" draw:auto-grow-height="true" draw:auto-grow-width="false" fo:min-height="2.123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uolenkärjet_20_1" draw:marker-start-width="0.2cm" draw:marker-start-center="false" draw:fill="solid" draw:fill-color="#ffffc0" draw:auto-grow-height="true" draw:auto-grow-width="false" fo:min-height="2.07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uolenkärjet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TULOSLASKELMA</text:p>
          </table:table-cell>
          <table:covered-table-cell table:style-name="ce9"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12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aihto</text:p>
          </table:table-cell>
          <table:table-cell table:style-name="ce3"/>
          <table:table-cell table:style-name="ce13" office:value-type="float" office:value="74570000">
            <text:p>74 570 000</text:p>
          </table:table-cell>
          <table:table-cell table:style-name="ce13" office:value-type="float" office:value="84550000">
            <text:p>84 550 000</text:p>
          </table:table-cell>
          <table:table-cell table:style-name="ce21" office:value-type="float" office:value="80113000">
            <text:p>80 113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5"/>
          <table:table-cell table:style-name="ce13" office:value-type="float" office:value="347000">
            <text:p>347 000</text:p>
          </table:table-cell>
          <table:table-cell table:style-name="ce13" office:value-type="float" office:value="539000">
            <text:p>539 000</text:p>
          </table:table-cell>
          <table:table-cell table:style-name="ce21" office:value-type="float" office:value="1824000">
            <text:p>1 82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teriaalit ja palvelu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4"/>
          <table:table-cell>
            <office:annotation office:display="true" draw:style-name="gr1" draw:text-style-name="P2" svg:width="11.735cm" svg:height="10.131cm" svg:x="31.138cm" svg:y="1.184cm" draw:caption-point-x="0.926cm" draw:caption-point-y="0.987cm">
              <dc:date>2014-03-23T00:00:00</dc:date>
              <text:p text:style-name="P1"><text:span text:style-name="T1">Oheisessa excel-tiedostossa on kahden yrityksen, AA ja BB, tuloslaskelma ja tase kolmelta kaudelta. Esitä tilinpäätös (tuloslaskelma ja tase) Yritystutkimusneuvottelukunnan kirjasen ( Yritystutkimuksen tilinpäätösanalyysi) esittämässä oikaistun tuloslaskelman ja taseen muodossa ja niiden perusteella vastaa seuraaviin kohtiin:</text:span></text:p>
              <text:p text:style-name="P1"><text:span text:style-name="T1"/></text:p>
              <text:p text:style-name="P1"><text:span text:style-name="T1">1. Laske ja vertaile kummankin yrityksen myyntisaamisten ja ostovelkojen kiertoaikoja. Esitä arviosi laskemistasi luvuista.</text:span></text:p>
              <text:p text:style-name="P1"><text:span text:style-name="T1"/></text:p>
              <text:p text:style-name="P1"><text:span text:style-name="T1">2. Arvioi ja vertaile yritysten maksuvalmiutta laskemalla quick ratio ja current ratio?</text:span></text:p>
              <text:p text:style-name="P1"><text:span text:style-name="T1"/></text:p>
              <text:p text:style-name="P1"><text:span text:style-name="T1">3. Avioi ja vertaile yritysten kannattavuutta laskemalla rahoitustulosprosentti, sijoitetun pääoman tuotto ja oman pääoman tuottoprosentti?</text:span></text:p>
              <text:p text:style-name="P1"><text:span text:style-name="T1"/></text:p>
              <text:p text:style-name="P1"><text:span text:style-name="T1">4. Arvioi vielä yritysten vakavaraisuutta laskemalla niille suhteellinen velkaantuneisuusaste ja nettovelkaantumisaste (gearing)? </text:span></text:p>
              <text:p text:style-name="P1"><text:span text:style-name="T1"/></text:p>
              <text:p text:style-name="P1"><text:span text:style-name="T1">Esitä kussakin kohdassa miten olet laskenut tunnusluvun ja myös arvio tunnusluvun arvosta. </text:span></text:p>
              <text:p text:style-name="P1"><text:span text:style-name="T1">Raportin sivumäärä ei ole oleellinen, mutta kunkin kohdan käsittelyssä odotetaan analyyttistä otetta.</text:span></text:p>
            </office:annotation>
          </table:table-cell>
          <table:table-cell table:number-columns-repeated="1014"/>
        </table:table-row>
        <table:table-row table:style-name="ro1">
          <table:table-cell table:style-name="ce3"/>
          <table:table-cell table:style-name="ce5" office:value-type="string">
            <text:p>Aineet, tarvikkeet ja tavara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Ostot tilikauden aikana</text:p>
          </table:table-cell>
          <table:table-cell table:style-name="ce13" office:value-type="float" office:value="-28206000">
            <text:p>-28 206 000</text:p>
          </table:table-cell>
          <table:table-cell table:style-name="ce13" office:value-type="float" office:value="-31973000">
            <text:p>-31 973 000</text:p>
          </table:table-cell>
          <table:table-cell table:style-name="ce21" office:value-type="float" office:value="-26236000">
            <text:p>-26 236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rastojen muutos (lisäys +)</text:p>
          </table:table-cell>
          <table:table-cell table:style-name="ce13" office:value-type="float" office:value="-1269000">
            <text:p>-1 269 000</text:p>
          </table:table-cell>
          <table:table-cell table:style-name="ce13" office:value-type="float" office:value="-2064000">
            <text:p>-2 064 000</text:p>
          </table:table-cell>
          <table:table-cell table:style-name="ce21" office:value-type="float" office:value="-8365000">
            <text:p>-8 365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enkilöstökulu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Palkat ja palkkiot</text:p>
          </table:table-cell>
          <table:table-cell table:style-name="ce13" office:value-type="float" office:value="-12587000">
            <text:p>-12 587 000</text:p>
          </table:table-cell>
          <table:table-cell table:style-name="ce13" office:value-type="float" office:value="-15330000">
            <text:p>-15 330 000</text:p>
          </table:table-cell>
          <table:table-cell table:style-name="ce21" office:value-type="float" office:value="-17338000">
            <text:p>-17 33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Henkilösivukulu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kulut</text:p>
          </table:table-cell>
          <table:table-cell table:style-name="ce13" office:value-type="float" office:value="-2131000">
            <text:p>-2 131 000</text:p>
          </table:table-cell>
          <table:table-cell table:style-name="ce13" office:value-type="float" office:value="-2110000">
            <text:p>-2 110 000</text:p>
          </table:table-cell>
          <table:table-cell table:style-name="ce21" office:value-type="float" office:value="-2587000">
            <text:p>-2 58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henkilösivukulut</text:p>
          </table:table-cell>
          <table:table-cell table:style-name="ce13" office:value-type="float" office:value="-990000">
            <text:p>-990 000</text:p>
          </table:table-cell>
          <table:table-cell table:style-name="ce13" office:value-type="float" office:value="-1838000">
            <text:p>-1 838 000</text:p>
          </table:table-cell>
          <table:table-cell table:style-name="ce21" office:value-type="float" office:value="-1840000">
            <text:p>-1 840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istot ja arvonalentumi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Suunnitelman mukaiset poistot </text:p>
          </table:table-cell>
          <table:table-cell table:style-name="ce13" office:value-type="float" office:value="-2402000">
            <text:p>-2 402 000</text:p>
          </table:table-cell>
          <table:table-cell table:style-name="ce13" office:value-type="float" office:value="-3516000">
            <text:p>-3 516 000</text:p>
          </table:table-cell>
          <table:table-cell table:style-name="ce21" office:value-type="float" office:value="-3507000">
            <text:p>-3 50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Arvonalentumiset pysyvien vastaavien hyödykkeistä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-5000000">
            <text:p>-5 000 000</text:p>
          </table:table-cell>
          <table:table-cell table:style-name="ce21" office:value-type="float" office:value="-882000">
            <text:p>-882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-614000">
            <text:p>-61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toiminnan muut kulut</text:p>
          </table:table-cell>
          <table:table-cell table:style-name="ce5"/>
          <table:table-cell table:style-name="ce13" office:value-type="float" office:value="-23002000">
            <text:p>-23 002 000</text:p>
          </table:table-cell>
          <table:table-cell table:style-name="ce13" office:value-type="float" office:value="-29051000">
            <text:p>-29 051 000</text:p>
          </table:table-cell>
          <table:table-cell table:style-name="ce21" office:value-type="float" office:value="-28084000">
            <text:p>-28 08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OITTO</text:p>
          </table:table-cell>
          <table:table-cell table:style-name="ce5"/>
          <table:table-cell table:style-name="ce14" table:formula="of:=SUM([.C3:.C18])" office:value-type="float" office:value="4330000">
            <text:p>4 330 000</text:p>
          </table:table-cell>
          <table:table-cell table:style-name="ce14" table:formula="of:=SUM([.D3:.D18])" office:value-type="float" office:value="-5793000">
            <text:p>-5 793 000</text:p>
          </table:table-cell>
          <table:table-cell table:style-name="ce22" table:formula="of:=SUM([.E3:.E18])" office:value-type="float" office:value="-7516000">
            <text:p>-7 516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oitustuotot ja -kulu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korko- ja rahoitustuotot</text:p>
          </table:table-cell>
          <table:table-cell table:style-name="ce13" office:value-type="float" office:value="168000">
            <text:p>168 000</text:p>
          </table:table-cell>
          <table:table-cell table:style-name="ce13" office:value-type="float" office:value="154000">
            <text:p>154 000</text:p>
          </table:table-cell>
          <table:table-cell table:style-name="ce21" office:value-type="float" office:value="47000">
            <text:p>4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rkokulut ja muut rahoituskulut</text:p>
          </table:table-cell>
          <table:table-cell table:style-name="ce13" office:value-type="float" office:value="-2915000">
            <text:p>-2 915 000</text:p>
          </table:table-cell>
          <table:table-cell table:style-name="ce13" office:value-type="float" office:value="-4262000">
            <text:p>-4 262 000</text:p>
          </table:table-cell>
          <table:table-cell table:style-name="ce21" office:value-type="float" office:value="-3181000">
            <text:p>-3 181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4" table:formula="of:=SUM([.C19:.C22])" office:value-type="float" office:value="1583000">
            <text:p>1 583 000</text:p>
          </table:table-cell>
          <table:table-cell table:style-name="ce14" table:formula="of:=SUM([.D19:.D22])" office:value-type="float" office:value="-9901000">
            <text:p>-9 901 000</text:p>
          </table:table-cell>
          <table:table-cell table:style-name="ce22" table:formula="of:=SUM([.E19:.E22])" office:value-type="float" office:value="-10650000">
            <text:p>-10 650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tuot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kulu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4000">
            <text:p>104 000</text:p>
          </table:table-cell>
          <table:table-cell table:style-name="ce21" office:value-type="float" office:value="674000">
            <text:p>674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14" table:formula="of:=+[.C23]+[.C24]-[.C25]" office:value-type="float" office:value="1583000">
            <text:p>1 583 000</text:p>
          </table:table-cell>
          <table:table-cell table:style-name="ce14" table:formula="of:=+[.D23]+[.D24]-[.D25]" office:value-type="float" office:value="-10005000">
            <text:p>-10 005 000</text:p>
          </table:table-cell>
          <table:table-cell table:style-name="ce22" table:formula="of:=+[.E23]+[.E24]-[.E25]" office:value-type="float" office:value="-11324000">
            <text:p>-11 32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uloverot</text:p>
          </table:table-cell>
          <table:table-cell/>
          <table:table-cell table:style-name="ce13" office:value-type="float" office:value="1580000">
            <text:p>1 580 000</text:p>
          </table:table-cell>
          <table:table-cell table:style-name="ce13" office:value-type="float" office:value="77000">
            <text:p>77 000</text:p>
          </table:table-cell>
          <table:table-cell table:style-name="ce21" office:value-type="float" office:value="535000">
            <text:p>535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 (TAPPIO)</text:p>
          </table:table-cell>
          <table:table-cell/>
          <table:table-cell table:style-name="ce14" table:formula="of:=SUM([.C26:.C27])" office:value-type="float" office:value="3163000">
            <text:p>3 163 000</text:p>
          </table:table-cell>
          <table:table-cell table:style-name="ce14" table:formula="of:=SUM([.D26:.D27])" office:value-type="float" office:value="-9928000">
            <text:p>-9 928 000</text:p>
          </table:table-cell>
          <table:table-cell table:style-name="ce22" table:formula="of:=SUM([.E26:.E27])" office:value-type="float" office:value="-10789000">
            <text:p>-10 789 000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3">
          <table:table-cell table:style-name="ce3" office:value-type="string">
            <text:p>TASE</text:p>
          </table:table-cell>
          <table:table-cell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23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</text:p>
          </table:table-cell>
          <table:table-cell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PYSYVÄT VASTAAVAT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4" office:value-type="string">
            <text:p>Aineettomat hyödykkeet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5" office:value-type="string">
            <text:p>Liikearvo</text:p>
          </table:table-cell>
          <table:table-cell table:style-name="ce13" office:value-type="float" office:value="37385000">
            <text:p>37 385 000</text:p>
          </table:table-cell>
          <table:table-cell table:style-name="ce13" office:value-type="float" office:value="33287000">
            <text:p>33 287 000</text:p>
          </table:table-cell>
          <table:table-cell table:style-name="ce21" office:value-type="float" office:value="32525000">
            <text:p>32 525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nserniliikearvo</text:p>
          </table:table-cell>
          <table:table-cell table:style-name="ce13" office:value-type="float" office:value="19760000">
            <text:p>19 760 000</text:p>
          </table:table-cell>
          <table:table-cell table:style-name="ce13" office:value-type="float" office:value="18729000">
            <text:p>18 729 000</text:p>
          </table:table-cell>
          <table:table-cell table:style-name="ce21" office:value-type="float" office:value="16778000">
            <text:p>16 77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pitkävaikutteiset meno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21000">
            <text:p>221 000</text:p>
          </table:table-cell>
          <table:table-cell table:style-name="ce21" office:value-type="float" office:value="98000">
            <text:p>98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ineelliset hyödykke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aa- ja vesialueet</text:p>
          </table:table-cell>
          <table:table-cell table:style-name="ce13" office:value-type="float" office:value="71000">
            <text:p>71 000</text:p>
          </table:table-cell>
          <table:table-cell table:style-name="ce13" office:value-type="float" office:value="61000">
            <text:p>61 00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kennukset ja rakennelmat</text:p>
          </table:table-cell>
          <table:table-cell table:style-name="ce13" office:value-type="float" office:value="134000">
            <text:p>134 000</text:p>
          </table:table-cell>
          <table:table-cell table:style-name="ce13" office:value-type="float" office:value="22000">
            <text:p>22 00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neet ja kalusto</text:p>
          </table:table-cell>
          <table:table-cell table:style-name="ce13" office:value-type="float" office:value="2987000">
            <text:p>2 987 000</text:p>
          </table:table-cell>
          <table:table-cell table:style-name="ce13" office:value-type="float" office:value="4123000">
            <text:p>4 123 000</text:p>
          </table:table-cell>
          <table:table-cell table:style-name="ce21" office:value-type="float" office:value="3841000">
            <text:p>3 841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ineelliset hyödykkeet</text:p>
          </table:table-cell>
          <table:table-cell table:style-name="ce13" office:value-type="float" office:value="1458000">
            <text:p>1 458 000</text:p>
          </table:table-cell>
          <table:table-cell table:style-name="ce13" office:value-type="float" office:value="1388000">
            <text:p>1 388 000</text:p>
          </table:table-cell>
          <table:table-cell table:style-name="ce21" office:value-type="float" office:value="978000">
            <text:p>97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 ja keskeneräiset hankinna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2000">
            <text:p>22 000</text:p>
          </table:table-cell>
          <table:table-cell table:style-name="ce21" office:value-type="float" office:value="85000">
            <text:p>85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ijoituk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114000">
            <text:p>114 000</text:p>
          </table:table-cell>
          <table:table-cell table:style-name="ce13" office:value-type="float" office:value="105000">
            <text:p>105 000</text:p>
          </table:table-cell>
          <table:table-cell table:style-name="ce21" office:value-type="float" office:value="104000">
            <text:p>104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AIHTUVAT VASTAAVA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Vaihto-omaisuus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Aineet ja tarvikkeet</text:p>
          </table:table-cell>
          <table:table-cell table:style-name="ce13" office:value-type="float" office:value="371000">
            <text:p>371 000</text:p>
          </table:table-cell>
          <table:table-cell table:style-name="ce13" office:value-type="float" office:value="148000">
            <text:p>148 000</text:p>
          </table:table-cell>
          <table:table-cell table:style-name="ce21" office:value-type="float" office:value="60000">
            <text:p>60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lmiit tuotteet / Tavarat</text:p>
          </table:table-cell>
          <table:table-cell table:style-name="ce13" office:value-type="float" office:value="24816000">
            <text:p>24 816 000</text:p>
          </table:table-cell>
          <table:table-cell table:style-name="ce13" office:value-type="float" office:value="22942000">
            <text:p>22 942 000</text:p>
          </table:table-cell>
          <table:table-cell table:style-name="ce21" office:value-type="float" office:value="14537000">
            <text:p>14 53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 vaihto-omaisuu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</text:p>
          </table:table-cell>
          <table:table-cell table:style-name="ce13" office:value-type="float" office:value="286000">
            <text:p>286 000</text:p>
          </table:table-cell>
          <table:table-cell table:style-name="ce13" office:value-type="float" office:value="319000">
            <text:p>319 000</text:p>
          </table:table-cell>
          <table:table-cell table:style-name="ce21" office:value-type="float" office:value="447000">
            <text:p>447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ami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3" office:value-type="string">
            <text:p>Pitkäaikaise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saaminen</text:p>
          </table:table-cell>
          <table:table-cell table:style-name="ce13" office:value-type="float" office:value="30000">
            <text:p>30 000</text:p>
          </table:table-cell>
          <table:table-cell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office:value-type="float" office:value="100000">
            <text:p>100 000</text:p>
          </table:table-cell>
          <table:table-cell table:style-name="ce13" office:value-type="float" office:value="115000">
            <text:p>115 000</text:p>
          </table:table-cell>
          <table:table-cell table:style-name="ce21" office:value-type="float" office:value="64000">
            <text:p>64 00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Lyhytaikaise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yyntisaamiset</text:p>
          </table:table-cell>
          <table:table-cell table:style-name="ce13" office:value-type="float" office:value="4077000">
            <text:p>4 077 000</text:p>
          </table:table-cell>
          <table:table-cell table:style-name="ce13" office:value-type="float" office:value="1526000">
            <text:p>1 526 000</text:p>
          </table:table-cell>
          <table:table-cell table:style-name="ce21" office:value-type="float" office:value="1739000">
            <text:p>1 739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office:value-type="float" office:value="1147000">
            <text:p>1 147 000</text:p>
          </table:table-cell>
          <table:table-cell table:style-name="ce13" office:value-type="float" office:value="1005000">
            <text:p>1 005 000</text:p>
          </table:table-cell>
          <table:table-cell table:style-name="ce21" office:value-type="float" office:value="859000">
            <text:p>859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saamiset</text:p>
          </table:table-cell>
          <table:table-cell table:style-name="ce13" office:value-type="float" office:value="1653000">
            <text:p>1 653 000</text:p>
          </table:table-cell>
          <table:table-cell table:style-name="ce13" office:value-type="float" office:value="1725000">
            <text:p>1 725 000</text:p>
          </table:table-cell>
          <table:table-cell table:style-name="ce21" office:value-type="float" office:value="856000">
            <text:p>856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ahoitusarvopaperi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124000">
            <text:p>124 000</text:p>
          </table:table-cell>
          <table:table-cell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rvopaper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at ja pankkisaamiset</text:p>
          </table:table-cell>
          <table:table-cell table:style-name="ce5"/>
          <table:table-cell table:style-name="ce13" office:value-type="float" office:value="2852000">
            <text:p>2 852 000</text:p>
          </table:table-cell>
          <table:table-cell table:style-name="ce13" office:value-type="float" office:value="2188000">
            <text:p>2 188 000</text:p>
          </table:table-cell>
          <table:table-cell table:style-name="ce21" office:value-type="float" office:value="3024000">
            <text:p>3 02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 yhteensä</text:p>
          </table:table-cell>
          <table:table-cell table:style-name="ce5"/>
          <table:table-cell table:style-name="ce14" table:formula="of:=SUM([.C36:.C65])" office:value-type="float" office:value="97365000">
            <text:p>97 365 000</text:p>
          </table:table-cell>
          <table:table-cell table:style-name="ce14" table:formula="of:=SUM([.D36:.D65])" office:value-type="float" office:value="87926000">
            <text:p>87 926 000</text:p>
          </table:table-cell>
          <table:table-cell table:style-name="ce22" table:formula="of:=SUM([.E36:.E65])" office:value-type="float" office:value="75995000">
            <text:p>75 995 00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 office:value-type="string">
            <text:p>Vastattava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 office:value-type="string">
            <text:p>OMA PÄÄOM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2" table:style-name="ce13" office:value-type="float" office:value="7686000">
            <text:p>7 686 000</text:p>
          </table:table-cell>
          <table:table-cell table:style-name="ce21" office:value-type="float" office:value="7686000">
            <text:p>7 686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ut rahasto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Omien osakkeiden tai osuuksien rahasto</text:p>
          </table:table-cell>
          <table:table-cell table:number-columns-repeated="2" table:style-name="ce13" office:value-type="float" office:value="55000">
            <text:p>55 00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joitetun vapaan oman pääoman rahasto</text:p>
          </table:table-cell>
          <table:table-cell table:style-name="ce13" office:value-type="float" office:value="13821000">
            <text:p>13 821 000</text:p>
          </table:table-cell>
          <table:table-cell table:style-name="ce13" office:value-type="float" office:value="16921000">
            <text:p>16 921 000</text:p>
          </table:table-cell>
          <table:table-cell table:style-name="ce21" office:value-type="float" office:value="23010000">
            <text:p>23 010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rahast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dellisten tilikausien voitto</text:p>
          </table:table-cell>
          <table:table-cell/>
          <table:table-cell table:style-name="ce13" office:value-type="float" office:value="14943000">
            <text:p>14 943 000</text:p>
          </table:table-cell>
          <table:table-cell table:style-name="ce13" office:value-type="float" office:value="15710000">
            <text:p>15 710 000</text:p>
          </table:table-cell>
          <table:table-cell table:style-name="ce21" office:value-type="float" office:value="6458000">
            <text:p>6 458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</text:p>
          </table:table-cell>
          <table:table-cell table:style-name="ce5"/>
          <table:table-cell table:style-name="ce13" office:value-type="float" office:value="3162000">
            <text:p>3 162 000</text:p>
          </table:table-cell>
          <table:table-cell table:style-name="ce13" office:value-type="float" office:value="-9928000">
            <text:p>-9 928 000</text:p>
          </table:table-cell>
          <table:table-cell table:style-name="ce21" office:value-type="float" office:value="-10789000">
            <text:p>-10 789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AKOLLISET VARAUK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varaukset</text:p>
          </table:table-cell>
          <table:table-cell table:number-columns-repeated="2" table:style-name="ce13" office:value-type="float" office:value="31000">
            <text:p>31 000</text:p>
          </table:table-cell>
          <table:table-cell table:style-name="ce21" office:value-type="float" office:value="32000">
            <text:p>32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ERAS PÄÄOM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Pitkä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Pääomalaina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4692000">
            <text:p>4 692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27400000">
            <text:p>27 400 000</text:p>
          </table:table-cell>
          <table:table-cell table:style-name="ce13" office:value-type="float" office:value="12000000">
            <text:p>12 000 000</text:p>
          </table:table-cell>
          <table:table-cell table:style-name="ce21" office:value-type="float" office:value="17333000">
            <text:p>17 333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13" office:value-type="float" office:value="820000">
            <text:p>820 000</text:p>
          </table:table-cell>
          <table:table-cell table:style-name="ce13" office:value-type="float" office:value="297000">
            <text:p>297 000</text:p>
          </table:table-cell>
          <table:table-cell table:style-name="ce21" office:value-type="float" office:value="177000">
            <text:p>17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velka</text:p>
          </table:table-cell>
          <table:table-cell table:style-name="ce13" office:value-type="float" office:value="6692000">
            <text:p>6 692 000</text:p>
          </table:table-cell>
          <table:table-cell table:style-name="ce13" office:value-type="float" office:value="6330000">
            <text:p>6 330 000</text:p>
          </table:table-cell>
          <table:table-cell table:style-name="ce21" office:value-type="float" office:value="5834000">
            <text:p>5 834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itkäaikaiset siirtovela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yhyt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5155000">
            <text:p>5 155 000</text:p>
          </table:table-cell>
          <table:table-cell table:style-name="ce13" office:value-type="float" office:value="21277000">
            <text:p>21 277 000</text:p>
          </table:table-cell>
          <table:table-cell table:style-name="ce21" office:value-type="float" office:value="3167000">
            <text:p>3 16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adut ennakot</text:p>
          </table:table-cell>
          <table:table-cell table:style-name="ce13" office:value-type="float" office:value="13000">
            <text:p>13 000</text:p>
          </table:table-cell>
          <table:table-cell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Ostovelat</text:p>
          </table:table-cell>
          <table:table-cell table:style-name="ce13" office:value-type="float" office:value="9608000">
            <text:p>9 608 000</text:p>
          </table:table-cell>
          <table:table-cell table:style-name="ce13" office:value-type="float" office:value="8458000">
            <text:p>8 458 000</text:p>
          </table:table-cell>
          <table:table-cell table:style-name="ce21" office:value-type="float" office:value="8328000">
            <text:p>8 32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13" office:value-type="float" office:value="632000">
            <text:p>632 000</text:p>
          </table:table-cell>
          <table:table-cell table:style-name="ce13" office:value-type="float" office:value="587000">
            <text:p>587 000</text:p>
          </table:table-cell>
          <table:table-cell table:style-name="ce21" office:value-type="float" office:value="232000">
            <text:p>232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lyhytaikainen verovelk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lyhytaikaiset velat</text:p>
          </table:table-cell>
          <table:table-cell table:style-name="ce13" office:value-type="float" office:value="3552000">
            <text:p>3 552 000</text:p>
          </table:table-cell>
          <table:table-cell table:style-name="ce13" office:value-type="float" office:value="3168000">
            <text:p>3 168 000</text:p>
          </table:table-cell>
          <table:table-cell table:style-name="ce21" office:value-type="float" office:value="3324000">
            <text:p>3 324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velat</text:p>
          </table:table-cell>
          <table:table-cell table:style-name="ce13" office:value-type="float" office:value="3795000">
            <text:p>3 795 000</text:p>
          </table:table-cell>
          <table:table-cell table:style-name="ce13" office:value-type="float" office:value="5334000">
            <text:p>5 334 000</text:p>
          </table:table-cell>
          <table:table-cell table:style-name="ce21" office:value-type="float" office:value="6511000">
            <text:p>6 511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ttavaa yhteensä</text:p>
          </table:table-cell>
          <table:table-cell table:style-name="ce5"/>
          <table:table-cell table:style-name="ce14" table:formula="of:=SUM([.C70:.C93])" office:value-type="float" office:value="97365000">
            <text:p>97 365 000</text:p>
          </table:table-cell>
          <table:table-cell table:style-name="ce14" table:formula="of:=SUM([.D70:.D93])" office:value-type="float" office:value="87926000">
            <text:p>87 926 000</text:p>
          </table:table-cell>
          <table:table-cell table:style-name="ce22" table:formula="of:=SUM([.E70:.E93])" office:value-type="float" office:value="75995000">
            <text:p>75 995 00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5"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Tekijä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Janne Bragge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(opiskelijanumero)</text:p>
          </table:table-cell>
          <table:table-cell table:style-name="ce15" table:number-columns-repeated="3"/>
          <table:table-cell table:number-columns-repeated="1019"/>
        </table:table-row>
        <table:table-row table:style-name="ro1" table:number-rows-repeated="5">
          <table:table-cell table:style-name="ce5" table:number-columns-repeated="2"/>
          <table:table-cell table:style-name="ce15"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>
            <text:p>OIKAISTU TULOSLASKELMA</text:p>
          </table:table-cell>
          <table:table-cell/>
          <table:table-cell table:style-name="ce4" office:value-type="float" office:value="2009">
            <text:p>20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4" office:value-type="string">
            <text:p>LIIKEVAIHTO.</text:p>
          </table:table-cell>
          <table:table-cell/>
          <table:table-cell table:style-name="ce16" table:formula="of:=[.E3]" office:value-type="currency" office:currency="EUR" office:value="80113000">
            <text:p>80 113 000,00 €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iiketoiminnan muut tuotot</text:p>
          </table:table-cell>
          <table:table-cell/>
          <table:table-cell table:style-name="ce16" table:formula="of:=[.E4]" office:value-type="currency" office:currency="EUR" office:value="1824000">
            <text:p>1 824 000,00 €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IIKETOIMINNAN TUOTOT YHTEENSÄ</text:p>
          </table:table-cell>
          <table:table-cell table:style-name="ce7"/>
          <table:table-cell table:style-name="ce17" table:formula="of:=[.C110]+[.C111]" office:value-type="currency" office:currency="EUR" office:value="81937000">
            <text:p>81 93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ine- ja tarvikekäyttö</text:p>
          </table:table-cell>
          <table:table-cell table:style-name="ce16" table:formula="of:=([.E7]+[.E8])" office:value-type="currency" office:currency="EUR" office:value="-34601000">
            <text:p>-34 60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lkopuoliset palvel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nkilöstökulut</text:p>
          </table:table-cell>
          <table:table-cell table:style-name="ce16" table:formula="of:=[.E10]+[.E12]+[.E13]" office:value-type="currency" office:currency="EUR" office:value="-21765000">
            <text:p>-21 765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toiminnan muut kulut</text:p>
          </table:table-cell>
          <table:table-cell table:style-name="ce16" table:formula="of:=[.E18]" office:value-type="currency" office:currency="EUR" office:value="-28084000">
            <text:p>-28 08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stevaraston lisäys/vähennys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KÄYTTÖKATE</text:p>
          </table:table-cell>
          <table:table-cell/>
          <table:table-cell table:style-name="ce16" table:formula="of:=[.C112]+[.C113]+[.C114]+[.C115]+[.C116]+[.C117]+[.C118]" office:value-type="currency" office:currency="EUR" office:value="-2513000">
            <text:p>-2 513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uunnitelman mukaiset poistot </text:p>
          </table:table-cell>
          <table:table-cell table:style-name="ce16" table:formula="of:=[.E15]" office:value-type="currency" office:currency="EUR" office:value="-3507000">
            <text:p>-3 50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vonalentumiset pysyvien vastaavien hyödykkeistä</text:p>
          </table:table-cell>
          <table:table-cell table:style-name="ce16" table:formula="of:=[.E16]" office:value-type="currency" office:currency="EUR" office:value="-882000">
            <text:p>-882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ihtuvien vastaavien poikkeukselliset arvonalentumiset</text:p>
          </table:table-cell>
          <table:table-cell table:style-name="ce16" table:formula="of:=[.E17]" office:value-type="currency" office:currency="EUR" office:value="-614000">
            <text:p>-614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LIIKETULOS</text:p>
          </table:table-cell>
          <table:table-cell/>
          <table:table-cell table:style-name="ce16" table:formula="of:=SUM([.C120:.C125])" office:value-type="currency" office:currency="EUR" office:value="-7516000">
            <text:p>-7 516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otot osuuksista ja muista sijoituksista 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korko- ja rahoitustuotot</text:p>
          </table:table-cell>
          <table:table-cell table:style-name="ce16" table:formula="of:=[.E21]" office:value-type="currency" office:currency="EUR" office:value="47000">
            <text:p>4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rkokulut ja muut rahoituskulut</text:p>
          </table:table-cell>
          <table:table-cell table:style-name="ce16" table:formula="of:=[.E22]" office:value-type="currency" office:currency="EUR" office:value="-3181000">
            <text:p>-3 18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urssier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joitusten ja rahoitusarvopapereiden arvonalentumise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älittömät verot</text:p>
          </table:table-cell>
          <table:table-cell table:style-name="ce16" office:value-type="currency" office:currency="EUR" office:value="535000">
            <text:p>535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NETTOTULOS</text:p>
          </table:table-cell>
          <table:table-cell/>
          <table:table-cell table:style-name="ce16" table:formula="of:=SUM([.C126:.C133])" office:value-type="currency" office:currency="EUR" office:value="-10115000">
            <text:p>-10 115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atunnaiset tuot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tunnaiset kulut</text:p>
          </table:table-cell>
          <table:table-cell table:style-name="ce16" table:formula="of:=[.E25]" office:value-type="currency" office:currency="EUR" office:value="674000">
            <text:p>674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KOKONAISTULOS</text:p>
          </table:table-cell>
          <table:table-cell/>
          <table:table-cell table:style-name="ce16" table:formula="of:=[.C135]+[.C137]-[.C138]" office:value-type="currency" office:currency="EUR" office:value="-10789000">
            <text:p>-10 789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Poistoero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paaehtoisten varasute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äyvän arvon muutok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tuloksen oikais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8" office:value-type="string">
            <text:p>TILIKAUDEN TULOS</text:p>
          </table:table-cell>
          <table:table-cell/>
          <table:table-cell table:style-name="ce16" table:formula="of:=SUM([.C140:.C146])" office:value-type="currency" office:currency="EUR" office:value="-10789000">
            <text:p>-10 789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TASE 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0" office:value-type="string">
            <text:p>VASTA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YSYVÄ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toma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tkimu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hittämi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arvo</text:p>
          </table:table-cell>
          <table:table-cell table:style-name="ce16" table:formula="of:=[.E36]+[.E37]" office:value-type="currency" office:currency="EUR" office:value="49303000">
            <text:p>49 303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ttomat hyödykkeet</text:p>
          </table:table-cell>
          <table:table-cell table:style-name="ce16" table:formula="of:=[.E38]" office:value-type="currency" office:currency="EUR" office:value="98000">
            <text:p>98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ttomat hyödykkeet yhteensä</text:p>
          </table:table-cell>
          <table:table-cell table:style-name="ce18" table:formula="of:=SUM([.C156:.C159])" office:value-type="currency" office:currency="EUR" office:value="49401000">
            <text:p>49 401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llise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aa- ja vesialueet</text:p>
          </table:table-cell>
          <table:table-cell table:style-name="ce16" table:formula="of:=[.E40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akennukset ja rakennelmat</text:p>
          </table:table-cell>
          <table:table-cell table:style-name="ce16" table:formula="of:=[.E41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neet ja kalusto</text:p>
          </table:table-cell>
          <table:table-cell table:style-name="ce16" table:formula="of:=[.E42]" office:value-type="currency" office:currency="EUR" office:value="3841000">
            <text:p>3 841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lliset hyödykkeet</text:p>
          </table:table-cell>
          <table:table-cell table:style-name="ce16" table:formula="of:=[.E43]+[.E44]" office:value-type="currency" office:currency="EUR" office:value="1063000">
            <text:p>1 063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lliset hyödykkeet yhteensä</text:p>
          </table:table-cell>
          <table:table-cell table:style-name="ce18" table:formula="of:=SUM([.C163:.C166])" office:value-type="currency" office:currency="EUR" office:value="4904000">
            <text:p>4 90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joituks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säiset osakkeet ja osuud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osakkeet ja osuudet</text:p>
          </table:table-cell>
          <table:table-cell table:style-name="ce16" table:formula="of:=[.E46]" office:value-type="currency" office:currency="EUR" office:value="104000">
            <text:p>10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 ja sijoitukset</text:p>
          </table:table-cell>
          <table:table-cell table:style-name="ce16" table:formula="of:=[.E47]+[.E57]" office:value-type="currency" office:currency="EUR" office:value="64000">
            <text:p>64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Sijoitukset ja pitkäaikaiset saamiset yhteensä</text:p>
          </table:table-cell>
          <table:table-cell table:style-name="ce18" table:formula="of:=SUM([.C171:.C173])" office:value-type="currency" office:currency="EUR" office:value="168000">
            <text:p>16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IHTUVA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Vaihto-omaisuus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 ja tarvikkeet</text:p>
          </table:table-cell>
          <table:table-cell table:style-name="ce16" table:formula="of:=[.E50]" office:value-type="currency" office:currency="EUR" office:value="60000">
            <text:p>60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skeneräiset tuotte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it tuotteet.</text:p>
          </table:table-cell>
          <table:table-cell table:style-name="ce16" table:formula="of:=[.E51]" office:value-type="currency" office:currency="EUR" office:value="14537000">
            <text:p>14 537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 vaihto-omaisuus</text:p>
          </table:table-cell>
          <table:table-cell table:style-name="ce16" table:formula="of:=[.E52]+[.E53]" office:value-type="currency" office:currency="EUR" office:value="447000">
            <text:p>447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Vaihto-omaisuus yhteensä</text:p>
          </table:table-cell>
          <table:table-cell table:style-name="ce18" table:formula="of:=SUM([.C180:.C183])" office:value-type="currency" office:currency="EUR" office:value="15044000">
            <text:p>15 04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yyntisaamiset</text:p>
          </table:table-cell>
          <table:table-cell table:style-name="ce16" table:formula="of:=[.E59]" office:value-type="currency" office:currency="EUR" office:value="1739000">
            <text:p>1 73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myynti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</text:p>
          </table:table-cell>
          <table:table-cell table:style-name="ce16" table:formula="of:=[.E60]+[.E61]" office:value-type="currency" office:currency="EUR" office:value="1715000">
            <text:p>1 715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set saamiset yhteensä</text:p>
          </table:table-cell>
          <table:table-cell table:style-name="ce18" table:formula="of:=SUM([.C186:.C189])" office:value-type="currency" office:currency="EUR" office:value="3454000">
            <text:p>3 45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Rahat ja rahoitusarvopaperit</text:p>
          </table:table-cell>
          <table:table-cell table:style-name="ce18" table:formula="of:=[.E63]+[.E64]+[.E65]" office:value-type="currency" office:currency="EUR" office:value="3024000">
            <text:p>3 02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AVAA YHTEENSÄ</text:p>
          </table:table-cell>
          <table:table-cell table:style-name="ce19" table:formula="of:=[.C160]+[.C167]+[.C174]+[.C176]+[.C184]+[.C190]+[.C192]" office:value-type="currency" office:currency="EUR" office:value="75995000">
            <text:p>75 995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1" office:value-type="string">
            <text:p>OIKAISTU TASE </text:p>
          </table:table-cell>
          <table:table-cell table:style-name="ce20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MA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Osakepääoma</text:p>
          </table:table-cell>
          <table:table-cell table:style-name="ce16" table:formula="of:=[.E70]" office:value-type="currency" office:currency="EUR" office:value="7686000">
            <text:p>7 68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likurssirahasto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rahastot</text:p>
          </table:table-cell>
          <table:table-cell table:style-name="ce16" table:formula="of:=[.E72]+[.E73]+[.E74]" office:value-type="currency" office:currency="EUR" office:value="23010000">
            <text:p>23 010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rtyneet voittovarat</text:p>
          </table:table-cell>
          <table:table-cell table:style-name="ce16" table:formula="of:=[.E75]" office:value-type="currency" office:currency="EUR" office:value="6458000">
            <text:p>6 45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likauden tulos</text:p>
          </table:table-cell>
          <table:table-cell table:style-name="ce16" table:formula="of:=[.E76]" office:value-type="currency" office:currency="EUR" office:value="-10789000">
            <text:p>-10 789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Pääoma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Taseen oma pääoma yhteensä</text:p>
          </table:table-cell>
          <table:table-cell table:style-name="ce18" table:formula="of:=SUM([.C201:.C206])" office:value-type="currency" office:currency="EUR" office:value="26365000">
            <text:p>26 365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oistoero ja varaukset yhteensä</text:p>
          </table:table-cell>
          <table:table-cell table:style-name="ce16" table:formula="of:=[.E78]" office:value-type="currency" office:currency="EUR" office:value="32000">
            <text:p>32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Oman pääoman oikais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oma pääoma yhteensä</text:p>
          </table:table-cell>
          <table:table-cell table:style-name="ce18" table:formula="of:=[.C207]+[.C209]+[.C210]" office:value-type="currency" office:currency="EUR" office:value="26397000">
            <text:p>26 397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IERAS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Pääomalainat</text:p>
          </table:table-cell>
          <table:table-cell table:style-name="ce16" table:formula="of:=[.E81]" office:value-type="currency" office:currency="EUR" office:value="4692000">
            <text:p>4 692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inat rahoituslaitoksilta</text:p>
          </table:table-cell>
          <table:table-cell table:style-name="ce16" table:formula="of:=[.E82]" office:value-type="currency" office:currency="EUR" office:value="17333000">
            <text:p>17 33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äke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[.E88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vel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pitkäaikaiset velat</text:p>
          </table:table-cell>
          <table:table-cell table:style-name="ce16" table:formula="of:=[.E83]+[.E84]" office:value-type="currency" office:currency="EUR" office:value="6011000">
            <text:p>6 011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itkäaikainen vieras pääoma yhteensä</text:p>
          </table:table-cell>
          <table:table-cell table:style-name="ce18" table:formula="of:=SUM([.C215:.C220])" office:value-type="currency" office:currency="EUR" office:value="28036000">
            <text:p>28 036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askennallinen verovelk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akolliset varaukset</text:p>
          </table:table-cell>
          <table:table-cell table:style-name="ce18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Korolliset lyhytaikaiset velat</text:p>
          </table:table-cell>
          <table:table-cell table:style-name="ce16" table:formula="of:=[.E87]+[.E90]" office:value-type="currency" office:currency="EUR" office:value="3399000">
            <text:p>3 39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[.E88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stovelat </text:p>
          </table:table-cell>
          <table:table-cell table:style-name="ce16" table:formula="of:=[.E89]" office:value-type="currency" office:currency="EUR" office:value="8328000">
            <text:p>8 32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osto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korottomat lyhytaikaiset velat</text:p>
          </table:table-cell>
          <table:table-cell table:style-name="ce16" table:formula="of:=[.E92]+[.E93]" office:value-type="currency" office:currency="EUR" office:value="9835000">
            <text:p>9 835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nen vieras pääoma yhteensä</text:p>
          </table:table-cell>
          <table:table-cell table:style-name="ce18" table:formula="of:=SUM([.C229:.C234])" office:value-type="currency" office:currency="EUR" office:value="21562000">
            <text:p>21 562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vieras pääoma yhteensä</text:p>
          </table:table-cell>
          <table:table-cell table:style-name="ce18" table:formula="of:=[.C221]+[.C223]+[.C225]+[.C235]" office:value-type="currency" office:currency="EUR" office:value="49598000">
            <text:p>49 59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 YHTEENSÄ</text:p>
          </table:table-cell>
          <table:table-cell table:style-name="ce19" table:formula="of:=[.C212]+[.C237]" office:value-type="currency" office:currency="EUR" office:value="75995000">
            <text:p>75 995 000,00 €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" table:style-name="ta2" table:print="false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number-columns-repeated="1018" table:default-cell-style-name="ce1"/>
        <table:table-row table:style-name="ro4">
          <table:table-cell table:style-name="ce2" office:value-type="string" table:number-columns-spanned="2" table:number-rows-spanned="1">
            <text:p>TULOSLASKELMA</text:p>
          </table:table-cell>
          <table:covered-table-cell table:style-name="ce9"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12" office:value-type="string">
            <text:p>2009</text:p>
          </table:table-cell>
          <table:table-cell table:style-name="ce9"/>
          <table:table-cell/>
          <table:table-cell table:style-name="ce2" table:number-columns-spanned="2" table:number-rows-spanned="1"/>
          <table:covered-table-cell table:style-name="ce9"/>
          <table:table-cell table:number-columns-repeated="1015"/>
        </table:table-row>
        <table:table-row table:style-name="ro1">
          <table:table-cell table:style-name="ce3" office:value-type="string">
            <text:p>Liikevaihto</text:p>
          </table:table-cell>
          <table:table-cell table:style-name="ce3"/>
          <table:table-cell table:style-name="ce13" office:value-type="float" office:value="62868000">
            <text:p>62 868 000</text:p>
          </table:table-cell>
          <table:table-cell table:style-name="ce13" office:value-type="float" office:value="60414000">
            <text:p>60 414 000</text:p>
          </table:table-cell>
          <table:table-cell table:style-name="ce21" office:value-type="float" office:value="60101000">
            <text:p>60 101 000</text:p>
          </table:table-cell>
          <table:table-cell table:style-name="ce5"/>
          <table:table-cell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5"/>
          <table:table-cell table:style-name="ce13" office:value-type="float" office:value="250000">
            <text:p>250 000</text:p>
          </table:table-cell>
          <table:table-cell table:style-name="ce13" office:value-type="float" office:value="303000">
            <text:p>303 000</text:p>
          </table:table-cell>
          <table:table-cell table:style-name="ce21" office:value-type="float" office:value="271000">
            <text:p>271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Materiaalit ja palvelu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Aineet, tarvikkeet ja tavarat</text:p>
          </table:table-cell>
          <table:table-cell table:style-name="ce13" table:number-columns-repeated="2"/>
          <table:table-cell table:style-name="ce21"/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Ostot tilikauden aikana</text:p>
          </table:table-cell>
          <table:table-cell table:style-name="ce13" office:value-type="float" office:value="-29659000">
            <text:p>-29 659 000</text:p>
          </table:table-cell>
          <table:table-cell table:style-name="ce13" office:value-type="float" office:value="-30789000">
            <text:p>-30 789 000</text:p>
          </table:table-cell>
          <table:table-cell table:style-name="ce21" office:value-type="float" office:value="-31378000">
            <text:p>-31 378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Varastojen muutos (lisäys +)</text:p>
          </table:table-cell>
          <table:table-cell table:style-name="ce13" office:value-type="float" office:value="245000">
            <text:p>245 000</text:p>
          </table:table-cell>
          <table:table-cell table:style-name="ce13" office:value-type="float" office:value="346000">
            <text:p>346 000</text:p>
          </table:table-cell>
          <table:table-cell table:style-name="ce21" office:value-type="float" office:value="989000">
            <text:p>98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Ulkopuoliset palvelut</text:p>
          </table:table-cell>
          <table:table-cell table:style-name="ce13" office:value-type="float" office:value="-1448000">
            <text:p>-1 448 000</text:p>
          </table:table-cell>
          <table:table-cell table:style-name="ce13" office:value-type="float" office:value="-1115000">
            <text:p>-1 115 000</text:p>
          </table:table-cell>
          <table:table-cell table:style-name="ce21" office:value-type="float" office:value="-1418000">
            <text:p>-1 418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Henkilöstökulu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Palkat ja palkkiot</text:p>
          </table:table-cell>
          <table:table-cell table:style-name="ce13" office:value-type="float" office:value="-11196000">
            <text:p>-11 196 000</text:p>
          </table:table-cell>
          <table:table-cell table:style-name="ce13" office:value-type="float" office:value="-11828000">
            <text:p>-11 828 000</text:p>
          </table:table-cell>
          <table:table-cell table:style-name="ce21" office:value-type="float" office:value="-12166000">
            <text:p>-12 166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Henkilösivukulu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läkekulut</text:p>
          </table:table-cell>
          <table:table-cell table:style-name="ce13" office:value-type="float" office:value="-2166000">
            <text:p>-2 166 000</text:p>
          </table:table-cell>
          <table:table-cell table:style-name="ce13" office:value-type="float" office:value="-2096000">
            <text:p>-2 096 000</text:p>
          </table:table-cell>
          <table:table-cell table:style-name="ce21" office:value-type="float" office:value="-2281000">
            <text:p>-2 281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henkilösivukulut</text:p>
          </table:table-cell>
          <table:table-cell table:style-name="ce13" office:value-type="float" office:value="-591000">
            <text:p>-591 000</text:p>
          </table:table-cell>
          <table:table-cell table:style-name="ce13" office:value-type="float" office:value="-511000">
            <text:p>-511 000</text:p>
          </table:table-cell>
          <table:table-cell table:style-name="ce21" office:value-type="float" office:value="-569000">
            <text:p>-56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Poistot ja arvonalentumis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uunnitelman mukaiset poistot </text:p>
          </table:table-cell>
          <table:table-cell table:style-name="ce13" office:value-type="float" office:value="-1595000">
            <text:p>-1 595 000</text:p>
          </table:table-cell>
          <table:table-cell table:style-name="ce13" office:value-type="float" office:value="-1077000">
            <text:p>-1 077 000</text:p>
          </table:table-cell>
          <table:table-cell table:style-name="ce21" office:value-type="float" office:value="-1219000">
            <text:p>-1 21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Arvonalentumiset pysyvien vastaavien hyödykkeistä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<text:s/>Vaihtuvien vastaavien poikkeukselliset arvonalentum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Liiketoiminnan muut kulut</text:p>
          </table:table-cell>
          <table:table-cell table:style-name="ce5"/>
          <table:table-cell table:style-name="ce13" office:value-type="float" office:value="-12323000">
            <text:p>-12 323 000</text:p>
          </table:table-cell>
          <table:table-cell table:style-name="ce13" office:value-type="float" office:value="-11208000">
            <text:p>-11 208 000</text:p>
          </table:table-cell>
          <table:table-cell table:style-name="ce21" office:value-type="float" office:value="-10606000">
            <text:p>-10 606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LIIKEVOITTO</text:p>
          </table:table-cell>
          <table:table-cell table:style-name="ce5"/>
          <table:table-cell table:style-name="ce14" table:formula="of:=SUM([.C2:.C18])" office:value-type="float" office:value="4385000">
            <text:p>4 385 000</text:p>
          </table:table-cell>
          <table:table-cell table:style-name="ce14" table:formula="of:=SUM([.D2:.D18])" office:value-type="float" office:value="2439000">
            <text:p>2 439 000</text:p>
          </table:table-cell>
          <table:table-cell table:style-name="ce22" table:formula="of:=SUM([.E2:.E18])" office:value-type="float" office:value="1724000">
            <text:p>1 724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Rahoitustuotot ja -kulut</text:p>
          </table:table-cell>
          <table:table-cell table:style-name="ce5"/>
          <table:table-cell table:style-name="ce28" table:number-columns-repeated="2"/>
          <table:table-cell table:style-name="ce36"/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Tuotot muista pysyvien vastaavien sijoituksista</text:p>
          </table:table-cell>
          <table:table-cell table:style-name="ce13" office:value-type="float" office:value="2207000">
            <text:p>2 207 000</text:p>
          </table:table-cell>
          <table:table-cell table:style-name="ce13" office:value-type="float" office:value="2955000">
            <text:p>2 955 000</text:p>
          </table:table-cell>
          <table:table-cell table:style-name="ce21" office:value-type="float" office:value="0">
            <text:p>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korko- ja rahoitustuotot</text:p>
          </table:table-cell>
          <table:table-cell table:style-name="ce13" office:value-type="float" office:value="421000">
            <text:p>421 000</text:p>
          </table:table-cell>
          <table:table-cell table:style-name="ce13" office:value-type="float" office:value="673000">
            <text:p>673 000</text:p>
          </table:table-cell>
          <table:table-cell table:style-name="ce21" office:value-type="float" office:value="247000">
            <text:p>247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orkokulut ja muut rahoituskulut</text:p>
          </table:table-cell>
          <table:table-cell table:style-name="ce13" office:value-type="float" office:value="-2355000">
            <text:p>-2 355 000</text:p>
          </table:table-cell>
          <table:table-cell table:style-name="ce13" office:value-type="float" office:value="-3318000">
            <text:p>-3 318 000</text:p>
          </table:table-cell>
          <table:table-cell table:style-name="ce21" office:value-type="float" office:value="-417000">
            <text:p>-417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4" table:formula="of:=SUM([.C19:.C23])" office:value-type="float" office:value="4658000">
            <text:p>4 658 000</text:p>
          </table:table-cell>
          <table:table-cell table:style-name="ce14" table:formula="of:=SUM([.D19:.D23])" office:value-type="float" office:value="2749000">
            <text:p>2 749 000</text:p>
          </table:table-cell>
          <table:table-cell table:style-name="ce22" table:formula="of:=SUM([.E19:.E23])" office:value-type="float" office:value="1554000">
            <text:p>1 554 000</text:p>
          </table:table-cell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atunnaiset tuotot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atunnaiset kulut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29" table:formula="of:=SUM([.C24:.C26])" office:value-type="float" office:value="4658000">
            <text:p>4 658 000</text:p>
          </table:table-cell>
          <table:table-cell table:style-name="ce29" table:formula="of:=SUM([.D24:.D26])" office:value-type="float" office:value="2749000">
            <text:p>2 749 000</text:p>
          </table:table-cell>
          <table:table-cell table:style-name="ce37" table:formula="of:=SUM([.E24:.E26])" office:value-type="float" office:value="1554000">
            <text:p>1 554 000</text:p>
          </table:table-cell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Tuloverot</text:p>
          </table:table-cell>
          <table:table-cell/>
          <table:table-cell table:style-name="ce13" office:value-type="float" office:value="-1349000">
            <text:p>-1 349 000</text:p>
          </table:table-cell>
          <table:table-cell table:style-name="ce13" office:value-type="float" office:value="-921000">
            <text:p>-921 000</text:p>
          </table:table-cell>
          <table:table-cell table:style-name="ce21" office:value-type="float" office:value="-450000">
            <text:p>-450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/>
          <table:table-cell office:value-type="string">
            <text:p>Laskennalisen verovelan tai -saamisen muutos (lisäys +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89000">
            <text:p>989 000</text:p>
          </table:table-cell>
          <table:table-cell table:style-name="ce21" office:value-type="float" office:value="164000">
            <text:p>164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/>
          <table:table-cell office:value-type="string">
            <text:p>Vähemmistöosuus tuloksesta</text:p>
          </table:table-cell>
          <table:table-cell table:style-name="ce13" office:value-type="float" office:value="-166000">
            <text:p>-166 000</text:p>
          </table:table-cell>
          <table:table-cell table:style-name="ce13" office:value-type="float" office:value="-129000">
            <text:p>-129 000</text:p>
          </table:table-cell>
          <table:table-cell table:style-name="ce21" office:value-type="float" office:value="-142000">
            <text:p>-142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TILIKAUDEN VOITTO (TAPPIO)</text:p>
          </table:table-cell>
          <table:table-cell/>
          <table:table-cell table:style-name="ce14" table:formula="of:=SUM([.C27:.C30])" office:value-type="float" office:value="3143000">
            <text:p>3 143 000</text:p>
          </table:table-cell>
          <table:table-cell table:style-name="ce14" table:formula="of:=SUM([.D27:.D30])" office:value-type="float" office:value="2688000">
            <text:p>2 688 000</text:p>
          </table:table-cell>
          <table:table-cell table:style-name="ce22" table:formula="of:=SUM([.E27:.E30])" office:value-type="float" office:value="1126000">
            <text:p>1 126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 table:number-rows-repeated="3">
          <table:table-cell table:style-name="ce3"/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3"/>
          <table:table-cell table:number-columns-repeated="1016"/>
        </table:table-row>
        <table:table-row table:style-name="ro3">
          <table:table-cell table:style-name="ce3" office:value-type="string">
            <text:p>TASE</text:p>
          </table:table-cell>
          <table:table-cell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23" office:value-type="string">
            <text:p>2009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Vastaavaa</text:p>
          </table:table-cell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4" office:value-type="string">
            <text:p>PYSYVÄT VASTAAVAT</text:p>
          </table:table-cell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string">
            <text:p>Aineettomat hyödykkeet</text:p>
          </table:table-cell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/>
          <table:table-cell table:style-name="ce5" office:value-type="string">
            <text:p>Liikearvo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onserniliikearvo</text:p>
          </table:table-cell>
          <table:table-cell table:style-name="ce13" office:value-type="float" office:value="4490000">
            <text:p>4 490 000</text:p>
          </table:table-cell>
          <table:table-cell table:style-name="ce13" office:value-type="float" office:value="4542000">
            <text:p>4 542 000</text:p>
          </table:table-cell>
          <table:table-cell table:style-name="ce21" office:value-type="float" office:value="4542000">
            <text:p>4 54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pitkävaikutteiset menot</text:p>
          </table:table-cell>
          <table:table-cell table:style-name="ce13" office:value-type="float" office:value="343000">
            <text:p>343 000</text:p>
          </table:table-cell>
          <table:table-cell table:style-name="ce13" office:value-type="float" office:value="308000">
            <text:p>308 000</text:p>
          </table:table-cell>
          <table:table-cell table:style-name="ce21" office:value-type="float" office:value="332000">
            <text:p>33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Aineelliset hyödykke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aa- ja vesialueet</text:p>
          </table:table-cell>
          <table:table-cell table:style-name="ce13" office:value-type="float" office:value="358000">
            <text:p>358 000</text:p>
          </table:table-cell>
          <table:table-cell table:style-name="ce13" office:value-type="float" office:value="398000">
            <text:p>398 000</text:p>
          </table:table-cell>
          <table:table-cell table:style-name="ce21" office:value-type="float" office:value="398000">
            <text:p>398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Rakennukset ja rakennelmat</text:p>
          </table:table-cell>
          <table:table-cell table:style-name="ce13" office:value-type="float" office:value="2694000">
            <text:p>2 694 000</text:p>
          </table:table-cell>
          <table:table-cell table:style-name="ce13" office:value-type="float" office:value="2550000">
            <text:p>2 550 000</text:p>
          </table:table-cell>
          <table:table-cell table:style-name="ce21" office:value-type="float" office:value="2406000">
            <text:p>2 406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oneet ja kalusto</text:p>
          </table:table-cell>
          <table:table-cell table:style-name="ce13" office:value-type="float" office:value="2430000">
            <text:p>2 430 000</text:p>
          </table:table-cell>
          <table:table-cell table:style-name="ce13" office:value-type="float" office:value="2687000">
            <text:p>2 687 000</text:p>
          </table:table-cell>
          <table:table-cell table:style-name="ce21" office:value-type="float" office:value="2323000">
            <text:p>2 323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aineelliset hyödykke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nnakkomaksut ja keskeneräiset hankinna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Sijoituks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691000">
            <text:p>691 000</text:p>
          </table:table-cell>
          <table:table-cell table:style-name="ce13" office:value-type="float" office:value="397000">
            <text:p>397 000</text:p>
          </table:table-cell>
          <table:table-cell table:style-name="ce21" office:value-type="float" office:value="414000">
            <text:p>414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AIHTUVAT VASTAAVA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aihto-omaisuus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Aineet ja tarvikkeet</text:p>
          </table:table-cell>
          <table:table-cell table:style-name="ce13" office:value-type="float" office:value="8850000">
            <text:p>8 850 000</text:p>
          </table:table-cell>
          <table:table-cell table:style-name="ce13" office:value-type="float" office:value="9444000">
            <text:p>9 444 000</text:p>
          </table:table-cell>
          <table:table-cell table:style-name="ce21" office:value-type="float" office:value="10371000">
            <text:p>10 371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eskeneräiset tuotte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0">
            <text:p>10 000</text:p>
          </table:table-cell>
          <table:table-cell table:style-name="ce21" office:value-type="float" office:value="19000">
            <text:p>1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Valmiit tuotteet / Tavara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 vaihto-omaisuus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nnakkomaksu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64000">
            <text:p>64 000</text:p>
          </table:table-cell>
          <table:table-cell table:style-name="ce21" office:value-type="float" office:value="117000">
            <text:p>117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Saamis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>
            <text:p>Pitkäaika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pitkäaikainen verosaaminen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>
            <text:p>Lyhytaika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>
            <text:p>Myyntisaamiset</text:p>
          </table:table-cell>
          <table:table-cell table:style-name="ce13" office:value-type="float" office:value="6565000">
            <text:p>6 565 000</text:p>
          </table:table-cell>
          <table:table-cell table:style-name="ce13" office:value-type="float" office:value="6630000">
            <text:p>6 630 000</text:p>
          </table:table-cell>
          <table:table-cell table:style-name="ce21" office:value-type="float" office:value="7255000">
            <text:p>7 255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lyhytaikainen verosaaminen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71000">
            <text:p>1 171 000</text:p>
          </table:table-cell>
          <table:table-cell table:style-name="ce21" office:value-type="float" office:value="1330000">
            <text:p>1 330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inasaaminen</text:p>
          </table:table-cell>
          <table:table-cell table:style-name="ce13" office:value-type="float" office:value="650000">
            <text:p>650 000</text:p>
          </table:table-cell>
          <table:table-cell table:style-name="ce13" office:value-type="float" office:value="671000">
            <text:p>671 000</text:p>
          </table:table-cell>
          <table:table-cell table:style-name="ce21" office:value-type="float" office:value="92000">
            <text:p>9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office:value-type="float" office:value="144000">
            <text:p>144 000</text:p>
          </table:table-cell>
          <table:table-cell table:style-name="ce13" office:value-type="float" office:value="310000">
            <text:p>310 000</text:p>
          </table:table-cell>
          <table:table-cell table:style-name="ce21" office:value-type="float" office:value="1239000">
            <text:p>1 23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iirtosaamiset</text:p>
          </table:table-cell>
          <table:table-cell table:style-name="ce13" office:value-type="float" office:value="3300000">
            <text:p>3 300 000</text:p>
          </table:table-cell>
          <table:table-cell table:style-name="ce13" office:value-type="float" office:value="3240000">
            <text:p>3 240 000</text:p>
          </table:table-cell>
          <table:table-cell table:style-name="ce21" office:value-type="float" office:value="2812000">
            <text:p>2 81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Rahoitusarvopaperi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711000">
            <text:p>711 000</text:p>
          </table:table-cell>
          <table:table-cell table:style-name="ce13" office:value-type="float" office:value="606000">
            <text:p>606 000</text:p>
          </table:table-cell>
          <table:table-cell table:style-name="ce21" office:value-type="float" office:value="89000">
            <text:p>8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arvopaperi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Rahat ja pankkisaamiset</text:p>
          </table:table-cell>
          <table:table-cell table:style-name="ce5"/>
          <table:table-cell table:style-name="ce13" office:value-type="float" office:value="7471000">
            <text:p>7 471 000</text:p>
          </table:table-cell>
          <table:table-cell table:style-name="ce13" office:value-type="float" office:value="2653000">
            <text:p>2 653 000</text:p>
          </table:table-cell>
          <table:table-cell table:style-name="ce21" office:value-type="float" office:value="4382000">
            <text:p>4 382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Vastaavaa yhteensä</text:p>
          </table:table-cell>
          <table:table-cell table:style-name="ce5"/>
          <table:table-cell table:style-name="ce14" table:formula="of:=SUM([.C40:.C71])" office:value-type="float" office:value="38697000">
            <text:p>38 697 000</text:p>
          </table:table-cell>
          <table:table-cell table:style-name="ce14" table:formula="of:=SUM([.D40:.D71])" office:value-type="float" office:value="35681000">
            <text:p>35 681 000</text:p>
          </table:table-cell>
          <table:table-cell table:style-name="ce22" table:formula="of:=SUM([.E40:.E71])" office:value-type="float" office:value="38121000">
            <text:p>38 121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 table:number-columns-repeated="2"/>
          <table:table-cell table:style-name="ce36"/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Vastattavaa</text:p>
          </table:table-cell>
          <table:table-cell table:style-name="ce5"/>
          <table:table-cell table:style-name="ce28" table:number-columns-repeated="2"/>
          <table:table-cell table:style-name="ce36"/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OMA PÄÄOMA</text:p>
          </table:table-cell>
          <table:table-cell table:style-name="ce5"/>
          <table:table-cell table:style-name="ce28" table:number-columns-repeated="2"/>
          <table:table-cell table:style-name="ce36"/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Osake-, osuus- tai muu vastaava pääoma</text:p>
          </table:table-cell>
          <table:table-cell table:style-name="ce5"/>
          <table:table-cell table:style-name="ce13" office:value-type="float" office:value="2580000">
            <text:p>2 580 000</text:p>
          </table:table-cell>
          <table:table-cell table:style-name="ce13" office:value-type="float" office:value="2603000">
            <text:p>2 603 000</text:p>
          </table:table-cell>
          <table:table-cell table:style-name="ce21" office:value-type="float" office:value="2603000">
            <text:p>2 603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Ylikurssirahasto</text:p>
          </table:table-cell>
          <table:table-cell table:style-name="ce5"/>
          <table:table-cell table:style-name="ce13" office:value-type="float" office:value="7400000">
            <text:p>7 400 000</text:p>
          </table:table-cell>
          <table:table-cell table:style-name="ce13" office:value-type="float" office:value="7662000">
            <text:p>7 662 000</text:p>
          </table:table-cell>
          <table:table-cell table:style-name="ce21" office:value-type="float" office:value="7662000">
            <text:p>7 662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Omien osakkeiden tai osuuksien rahasto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Muut rahasto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rahast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Edellisten tilikausien voitto</text:p>
          </table:table-cell>
          <table:table-cell/>
          <table:table-cell table:style-name="ce13" office:value-type="float" office:value="5978000">
            <text:p>5 978 000</text:p>
          </table:table-cell>
          <table:table-cell table:style-name="ce13" office:value-type="float" office:value="3738000">
            <text:p>3 738 000</text:p>
          </table:table-cell>
          <table:table-cell table:style-name="ce21" office:value-type="float" office:value="5386000">
            <text:p>5 386 000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Tilikauden voitto</text:p>
          </table:table-cell>
          <table:table-cell table:style-name="ce5"/>
          <table:table-cell table:style-name="ce13" office:value-type="float" office:value="3143000">
            <text:p>3 143 000</text:p>
          </table:table-cell>
          <table:table-cell table:style-name="ce13" office:value-type="float" office:value="2688000">
            <text:p>2 688 000</text:p>
          </table:table-cell>
          <table:table-cell table:style-name="ce21" office:value-type="float" office:value="1126000">
            <text:p>1 126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Vähemmistöosuus</text:p>
          </table:table-cell>
          <table:table-cell table:style-name="ce5"/>
          <table:table-cell table:style-name="ce13" office:value-type="float" office:value="750000">
            <text:p>750 000</text:p>
          </table:table-cell>
          <table:table-cell table:style-name="ce13" office:value-type="float" office:value="879000">
            <text:p>879 000</text:p>
          </table:table-cell>
          <table:table-cell table:style-name="ce21" office:value-type="float" office:value="1021000">
            <text:p>1 021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PAKOLLISET VARAUK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läkevaraukset</text:p>
          </table:table-cell>
          <table:table-cell table:style-name="ce13" table:number-columns-repeated="2"/>
          <table:table-cell table:style-name="ce21"/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IERAS PÄÄOM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Pitkä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10424000">
            <text:p>10 424 000</text:p>
          </table:table-cell>
          <table:table-cell table:style-name="ce13" office:value-type="float" office:value="8674000">
            <text:p>8 674 000</text:p>
          </table:table-cell>
          <table:table-cell table:style-name="ce21" office:value-type="float" office:value="8173000">
            <text:p>8 173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pitkäaikainen verovelk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Lyhyt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547000">
            <text:p>1 547 000</text:p>
          </table:table-cell>
          <table:table-cell table:style-name="ce21" office:value-type="float" office:value="4473000">
            <text:p>4 473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aadut ennak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271000">
            <text:p>271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Ostovelat</text:p>
          </table:table-cell>
          <table:table-cell table:style-name="ce13" office:value-type="float" office:value="2546000">
            <text:p>2 546 000</text:p>
          </table:table-cell>
          <table:table-cell table:style-name="ce13" office:value-type="float" office:value="3203000">
            <text:p>3 203 000</text:p>
          </table:table-cell>
          <table:table-cell table:style-name="ce21" office:value-type="float" office:value="3094000">
            <text:p>3 094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lyhytaikainen verovelk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velat</text:p>
          </table:table-cell>
          <table:table-cell table:style-name="ce13" office:value-type="float" office:value="2957000">
            <text:p>2 957 000</text:p>
          </table:table-cell>
          <table:table-cell table:style-name="ce13" office:value-type="float" office:value="1295000">
            <text:p>1 295 000</text:p>
          </table:table-cell>
          <table:table-cell table:style-name="ce21" office:value-type="float" office:value="1348000">
            <text:p>1 348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iirtovelat</text:p>
          </table:table-cell>
          <table:table-cell table:style-name="ce13" office:value-type="float" office:value="2919000">
            <text:p>2 919 000</text:p>
          </table:table-cell>
          <table:table-cell table:style-name="ce13" office:value-type="float" office:value="3392000">
            <text:p>3 392 000</text:p>
          </table:table-cell>
          <table:table-cell table:style-name="ce21" office:value-type="float" office:value="2964000">
            <text:p>2 964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Vastattavaa yhteensä</text:p>
          </table:table-cell>
          <table:table-cell table:style-name="ce5"/>
          <table:table-cell table:style-name="ce14" table:formula="of:=SUM([.C76:.C96])" office:value-type="float" office:value="38697000">
            <text:p>38 697 000</text:p>
          </table:table-cell>
          <table:table-cell table:style-name="ce14" table:formula="of:=SUM([.D76:.D96])" office:value-type="float" office:value="35681000">
            <text:p>35 681 000</text:p>
          </table:table-cell>
          <table:table-cell table:style-name="ce22" table:formula="of:=SUM([.E76:.E96])" office:value-type="float" office:value="38121000">
            <text:p>38 121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4" office:value-type="string">
            <text:p>OIKAISTU TULOSLASKELMA</text:p>
          </table:table-cell>
          <table:table-cell/>
          <table:table-cell table:style-name="ce31" office:value-type="float" office:value="2009">
            <text:p>2009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4" office:value-type="string">
            <text:p>LIIKEVAIHTO.</text:p>
          </table:table-cell>
          <table:table-cell/>
          <table:table-cell table:style-name="ce16" table:formula="of:=[.E2]" office:value-type="currency" office:currency="EUR" office:value="60101000">
            <text:p>60 101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Liiketoiminnan muut tuotot</text:p>
          </table:table-cell>
          <table:table-cell/>
          <table:table-cell table:style-name="ce16" table:formula="of:=[.E3]" office:value-type="currency" office:currency="EUR" office:value="271000">
            <text:p>271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6" office:value-type="string">
            <text:p>LIIKETOIMINNAN TUOTOT YHTEENSÄ</text:p>
          </table:table-cell>
          <table:table-cell table:style-name="ce7"/>
          <table:table-cell table:style-name="ce17" table:formula="of:=[.C110]+[.C111]" office:value-type="currency" office:currency="EUR" office:value="60372000">
            <text:p>60 372 000,00 €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>
            <text:p>Aine- ja tarvikekäyttö</text:p>
          </table:table-cell>
          <table:table-cell table:style-name="ce32" table:formula="of:=([.E6]+[.E7])" office:value-type="currency" office:currency="EUR" office:value="-30389000">
            <text:p>-30 38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lkopuoliset palvelut</text:p>
          </table:table-cell>
          <table:table-cell table:style-name="ce32" table:formula="of:=[.E8]" office:value-type="currency" office:currency="EUR" office:value="-1418000">
            <text:p>-1 41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nkilöstökulut</text:p>
          </table:table-cell>
          <table:table-cell table:style-name="ce32" table:formula="of:=([.E10]+[.E12]+[.E13])" office:value-type="currency" office:currency="EUR" office:value="-15016000">
            <text:p>-15 01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toiminnan muut kulut</text:p>
          </table:table-cell>
          <table:table-cell table:style-name="ce32" table:formula="of:=[.E18]" office:value-type="currency" office:currency="EUR" office:value="-10606000">
            <text:p>-10 60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stevaraston lisäys/vähennys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KÄYTTÖKATE</text:p>
          </table:table-cell>
          <table:table-cell/>
          <table:table-cell table:style-name="ce18" table:formula="of:=[.C112]+[.C113]+[.C114]+[.C115]+[.C116]+[.C117]+[.C118]" office:value-type="currency" office:currency="EUR" office:value="2943000">
            <text:p>2 943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uunnitelman mukaiset poistot </text:p>
          </table:table-cell>
          <table:table-cell table:style-name="ce32" table:formula="of:=[.E15]" office:value-type="currency" office:currency="EUR" office:value="-1219000">
            <text:p>-1 21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vonalentumiset pysyvien vastaavien hyödykkeistä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ihtuvien vastaavien poikkeukselliset arvonalentu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LIIKETULOS</text:p>
          </table:table-cell>
          <table:table-cell/>
          <table:table-cell table:style-name="ce18" table:formula="of:=SUM([.C120:.C125])" office:value-type="currency" office:currency="EUR" office:value="1724000">
            <text:p>1 724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otot osuuksista ja muista sijoituksista </text:p>
          </table:table-cell>
          <table:table-cell table:style-name="ce16" table:formula="of:=[.E21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korko- ja rahoitustuotot</text:p>
          </table:table-cell>
          <table:table-cell table:style-name="ce16" table:formula="of:=[.E22]" office:value-type="currency" office:currency="EUR" office:value="247000">
            <text:p>24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rkokulut ja muut rahoituskulut</text:p>
          </table:table-cell>
          <table:table-cell table:style-name="ce16" table:formula="of:=[.E23]" office:value-type="currency" office:currency="EUR" office:value="-417000">
            <text:p>-41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urssiero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joitusten ja rahoitusarvopapereiden arvonalentumise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älittömät verot</text:p>
          </table:table-cell>
          <table:table-cell table:style-name="ce16" table:formula="of:=[.E28]" office:value-type="currency" office:currency="EUR" office:value="-450000">
            <text:p>-450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NETTOTULOS</text:p>
          </table:table-cell>
          <table:table-cell/>
          <table:table-cell table:style-name="ce18" table:formula="of:=[.C126]+[.C129]+[.C130]+[.C133]" office:value-type="currency" office:currency="EUR" office:value="1104000">
            <text:p>1 104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atunnaiset tuot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tunnaiset kulut</text:p>
          </table:table-cell>
          <table:table-cell table:style-name="ce16" table:formula="of:=[.E26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KOKONAISTULOS</text:p>
          </table:table-cell>
          <table:table-cell/>
          <table:table-cell table:style-name="ce18" table:formula="of:=[.C135]+[.C137]-[.C138]" office:value-type="currency" office:currency="EUR" office:value="1104000">
            <text:p>1 104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Poistoero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paaehtoisten varauste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äyvän arvon muutok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tuloksen oikaisut</text:p>
          </table:table-cell>
          <table:table-cell table:style-name="ce16" table:formula="of:=[.E29]+[.E30]" office:value-type="currency" office:currency="EUR" office:value="22000">
            <text:p>22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TILIKAUDEN TULOS</text:p>
          </table:table-cell>
          <table:table-cell/>
          <table:table-cell table:style-name="ce18" table:formula="of:=SUM([.C140:.C147])" office:value-type="currency" office:currency="EUR" office:value="1126000">
            <text:p>1 126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TASE 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0" office:value-type="string">
            <text:p>VASTA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YSYVÄ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toma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tkimu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hittämi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arvo</text:p>
          </table:table-cell>
          <table:table-cell table:style-name="ce16" table:formula="of:=[.E40]+[.E41]" office:value-type="currency" office:currency="EUR" office:value="4874000">
            <text:p>4 874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ttomat hyödykke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ttomat hyödykkeet yhteensä</text:p>
          </table:table-cell>
          <table:table-cell table:style-name="ce18" table:formula="of:=SUM([.C156:.C159])" office:value-type="currency" office:currency="EUR" office:value="4874000">
            <text:p>4 87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llise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aa- ja vesialueet</text:p>
          </table:table-cell>
          <table:table-cell table:style-name="ce16" table:formula="of:=[.E43]" office:value-type="currency" office:currency="EUR" office:value="398000">
            <text:p>39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akennukset ja rakennelmat</text:p>
          </table:table-cell>
          <table:table-cell table:style-name="ce16" table:formula="of:=[.E44]" office:value-type="currency" office:currency="EUR" office:value="2406000">
            <text:p>2 40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neet ja kalusto</text:p>
          </table:table-cell>
          <table:table-cell table:style-name="ce16" table:formula="of:=[.E45]" office:value-type="currency" office:currency="EUR" office:value="2323000">
            <text:p>2 323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lliset hyödykkeet</text:p>
          </table:table-cell>
          <table:table-cell table:style-name="ce16" table:formula="of:=[.E46]+[.E47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lliset hyödykkeet yhteensä</text:p>
          </table:table-cell>
          <table:table-cell table:style-name="ce18" table:formula="of:=SUM([.C163:.C166])" office:value-type="currency" office:currency="EUR" office:value="5127000">
            <text:p>5 127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joituks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säiset osakkeet ja osuud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osakkeet ja osuudet</text:p>
          </table:table-cell>
          <table:table-cell table:style-name="ce16" table:formula="of:=[.E49]" office:value-type="currency" office:currency="EUR" office:value="414000">
            <text:p>41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 ja sijoitukset</text:p>
          </table:table-cell>
          <table:table-cell table:style-name="ce16" table:formula="of:=[.E50]+[.E61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Sijoitukset ja pitkäaikaiset saamiset yhteensä</text:p>
          </table:table-cell>
          <table:table-cell table:style-name="ce18" table:formula="of:=SUM([.C170:.C173])" office:value-type="currency" office:currency="EUR" office:value="414000">
            <text:p>41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IHTUVA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Vaihto-omaisuus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 ja tarvikkeet</text:p>
          </table:table-cell>
          <table:table-cell table:style-name="ce16" table:formula="of:=[.E53]" office:value-type="currency" office:currency="EUR" office:value="10371000">
            <text:p>10 37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skeneräiset tuotteet</text:p>
          </table:table-cell>
          <table:table-cell table:style-name="ce16" table:formula="of:=[.E54]" office:value-type="currency" office:currency="EUR" office:value="19000">
            <text:p>1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it tuotteet.</text:p>
          </table:table-cell>
          <table:table-cell table:style-name="ce16" table:formula="of:=[.E55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 vaihto-omaisuus</text:p>
          </table:table-cell>
          <table:table-cell table:style-name="ce16" table:formula="of:=[.E56]+[.E57]" office:value-type="currency" office:currency="EUR" office:value="117000">
            <text:p>117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Vaihto-omaisuus yhteensä</text:p>
          </table:table-cell>
          <table:table-cell table:style-name="ce18" table:formula="of:=SUM([.C180:.C183])" office:value-type="currency" office:currency="EUR" office:value="10507000">
            <text:p>10 507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yyntisaamiset</text:p>
          </table:table-cell>
          <table:table-cell table:style-name="ce16" table:formula="of:=[.E63]" office:value-type="currency" office:currency="EUR" office:value="7255000">
            <text:p>7 255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myynti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</text:p>
          </table:table-cell>
          <table:table-cell table:style-name="ce16" table:formula="of:=[.E64]+[.E65]+[.E66]+[.E67]" office:value-type="currency" office:currency="EUR" office:value="5473000">
            <text:p>5 473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set saamiset yhteensä</text:p>
          </table:table-cell>
          <table:table-cell table:style-name="ce18" table:formula="of:=SUM([.C186:.C189])" office:value-type="currency" office:currency="EUR" office:value="12728000">
            <text:p>12 72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Rahat ja rahoitusarvopaperit</text:p>
          </table:table-cell>
          <table:table-cell table:style-name="ce18" table:formula="of:=[.E69]+[.E70]+[.E71]" office:value-type="currency" office:currency="EUR" office:value="4471000">
            <text:p>4 471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AVAA YHTEENSÄ</text:p>
          </table:table-cell>
          <table:table-cell table:style-name="ce19" table:formula="of:=[.C160]+[.C167]+[.C174]+[.C176]+[.C184]+[.C190]+[.C192]" office:value-type="currency" office:currency="EUR" office:value="38121000">
            <text:p>38 121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26"/>
          <table:table-cell table:style-name="ce27" office:value-type="string">
            <text:p>OIKAISTU TASE </text:p>
          </table:table-cell>
          <table:table-cell table:style-name="ce33"/>
          <table:table-cell table:style-name="ce2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MA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Osakepääoma</text:p>
          </table:table-cell>
          <table:table-cell table:style-name="ce16" table:formula="of:=[.E76]" office:value-type="currency" office:currency="EUR" office:value="2603000">
            <text:p>2 60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likurssirahasto</text:p>
          </table:table-cell>
          <table:table-cell table:style-name="ce16" table:formula="of:=[.E77]" office:value-type="currency" office:currency="EUR" office:value="7662000">
            <text:p>7 662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rahastot</text:p>
          </table:table-cell>
          <table:table-cell table:style-name="ce16" table:formula="of:=[.E78]+[.E80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rtyneet voittovarat</text:p>
          </table:table-cell>
          <table:table-cell table:style-name="ce16" table:formula="of:=[.E81]" office:value-type="currency" office:currency="EUR" office:value="5386000">
            <text:p>5 38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likauden tulos</text:p>
          </table:table-cell>
          <table:table-cell table:style-name="ce16" table:formula="of:=[.E82]" office:value-type="currency" office:currency="EUR" office:value="1126000">
            <text:p>1 12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ähemistöosuus</text:p>
          </table:table-cell>
          <table:table-cell table:style-name="ce16" table:formula="of:=[.E83]" office:value-type="currency" office:currency="EUR" office:value="1021000">
            <text:p>1 021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Pääoma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Taseen oma pääoma yhteensä</text:p>
          </table:table-cell>
          <table:table-cell table:style-name="ce18" table:formula="of:=SUM([.C201:.C207])" office:value-type="currency" office:currency="EUR" office:value="17798000">
            <text:p>17 79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oistoero ja varaukset yhteensä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Oman pääoman oikais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oma pääoma yhteensä</text:p>
          </table:table-cell>
          <table:table-cell table:style-name="ce18" table:formula="of:=[.C208]+[.C210]+[.C211]" office:value-type="currency" office:currency="EUR" office:value="17798000">
            <text:p>17 79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IERAS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Lainat rahoituslaitoksilta</text:p>
          </table:table-cell>
          <table:table-cell table:style-name="ce16" table:formula="of:=[.E88]" office:value-type="currency" office:currency="EUR" office:value="8173000">
            <text:p>8 17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äke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pitkäaikaiset vel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itkäaikainen vieras pääoma yhteensä</text:p>
          </table:table-cell>
          <table:table-cell table:style-name="ce18" table:formula="of:=SUM([.C216:.C220])" office:value-type="currency" office:currency="EUR" office:value="8173000">
            <text:p>8 173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askennallinen verovelka</text:p>
          </table:table-cell>
          <table:table-cell table:style-name="ce18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akolliset varaukset</text:p>
          </table:table-cell>
          <table:table-cell table:style-name="ce18" table:formula="of:=[.E89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8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Korolliset lyhytaikaiset velat</text:p>
          </table:table-cell>
          <table:table-cell table:style-name="ce16" table:formula="of:=[.E91]" office:value-type="currency" office:currency="EUR" office:value="4473000">
            <text:p>4 47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[.E92]" office:value-type="currency" office:currency="EUR" office:value="271000">
            <text:p>27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stovelat </text:p>
          </table:table-cell>
          <table:table-cell table:style-name="ce16" table:formula="of:=[.E93]" office:value-type="currency" office:currency="EUR" office:value="3094000">
            <text:p>3 09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osto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korottomat lyhytaikaiset velat</text:p>
          </table:table-cell>
          <table:table-cell table:style-name="ce16" table:formula="of:=[.E95]+[.E96]" office:value-type="currency" office:currency="EUR" office:value="4312000">
            <text:p>4 312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nen vieras pääoma yhteensä</text:p>
          </table:table-cell>
          <table:table-cell table:style-name="ce18" table:formula="of:=SUM([.C229:.C234])" office:value-type="currency" office:currency="EUR" office:value="12150000">
            <text:p>12 150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vieras pääoma yhteensä</text:p>
          </table:table-cell>
          <table:table-cell table:style-name="ce18" table:formula="of:=[.C221]+[.C223]+[.C225]+[.C227]+[.C235]" office:value-type="currency" office:currency="EUR" office:value="20323000">
            <text:p>20 323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 YHTEENSÄ</text:p>
          </table:table-cell>
          <table:table-cell table:style-name="ce19" table:formula="of:=[.C213]+[.C237]" office:value-type="currency" office:currency="EUR" office:value="38121000">
            <text:p>38 121 000,00 €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nnusluvut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row table:style-name="ro5" table:number-rows-repeated="3">
          <table:table-cell table:number-columns-repeated="12"/>
        </table:table-row>
        <table:table-row table:style-name="ro5">
          <table:table-cell table:number-columns-repeated="4"/>
          <table:table-cell table:style-name="ce41" office:value-type="string">
            <text:p>AA</text:p>
          </table:table-cell>
          <table:table-cell table:number-columns-repeated="2"/>
          <table:table-cell table:style-name="ce47"/>
          <table:table-cell table:style-name="ce41" office:value-type="string">
            <text:p>BB</text:p>
          </table:table-cell>
          <table:table-cell table:number-columns-repeated="2"/>
          <table:table-cell>
            <office:annotation office:display="true" draw:style-name="gr2" draw:text-style-name="P3" svg:width="9.224cm" svg:height="1.966cm" svg:x="25.504cm" svg:y="3.719cm" draw:caption-point-x="16.46cm" draw:caption-point-y="-2.355cm">
              <dc:date>2014-04-13T00:00:00</dc:date>
              <text:p text:style-name="P3">AA yrityksellä on selvästi parempi myyntisaamisten kiertoaika kuin BB yrityksellä. Myyntisaamisten kiertoaika kertoo, kuinka pitkään myyntitulot ovat saamisina ennen kuin ne tulevat rahana yrityksen kassaan </text:p>
            </office:annotation>
          </table:table-cell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style-name="ce39" office:value-type="string">
            <text:p>myyntisaamisten kiertoaika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365*(myyntisaamiset + sisäisten myyntisaamiset)</text:p>
          </table:table-cell>
          <table:table-cell table:style-name="ce40" office:value-type="string">
            <text:p>=</text:p>
          </table:table-cell>
          <table:table-cell table:style-name="ce45" table:formula="of:=(365*([AA.C186]+[AA.C187]))/[AA.C110]" office:value-type="float" office:value="7.92299626777177">
            <text:p>7,92</text:p>
          </table:table-cell>
          <table:table-cell office:value-type="string">
            <text:p>pv</text:p>
          </table:table-cell>
          <table:table-cell table:number-columns-repeated="2"/>
          <table:table-cell table:style-name="ce45" table:formula="of:=(365*([BB.C186]+[BB.C187]))/[BB.C110]" office:value-type="float" office:value="44.060414968137">
            <text:p>44,06</text:p>
          </table:table-cell>
          <table:table-cell office:value-type="string">
            <text:p>pv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40" office:value-type="string">
            <text:p>liikevaihto</text:p>
          </table:table-cell>
          <table:table-cell table:number-columns-repeated="9"/>
        </table:table-row>
        <table:table-row table:style-name="ro5" table:number-rows-repeated="7">
          <table:table-cell table:number-columns-repeated="12"/>
        </table:table-row>
        <table:table-row table:style-name="ro5">
          <table:table-cell table:style-name="ce39" office:value-type="string">
            <text:p>ostovelkojen kiertoaika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365*(ostovelat + sisäiset ostovelat)</text:p>
          </table:table-cell>
          <table:table-cell table:style-name="ce40" office:value-type="string">
            <text:p>=</text:p>
          </table:table-cell>
          <table:table-cell table:style-name="ce45" table:formula="of:=(365*([AA.C231]+[AA.C232]))/([AA.C113]+[AA.C114])*-1" office:value-type="float" office:value="87.8506401549088">
            <text:p>87,85</text:p>
          </table:table-cell>
          <table:table-cell office:value-type="string">
            <text:p>pv</text:p>
          </table:table-cell>
          <table:table-cell table:number-columns-repeated="2"/>
          <table:table-cell table:style-name="ce45" table:formula="of:=(365*([BB.C231]+[BB.C232]))/([BB.C113]+[BB.C114])*-1" office:value-type="float" office:value="35.5050774986638">
            <text:p>35,51</text:p>
          </table:table-cell>
          <table:table-cell office:value-type="string">
            <text:p>pv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40" office:value-type="string">
            <text:p>Ostot + ulkopuoliset palvelut (12kk)</text:p>
          </table:table-cell>
          <table:table-cell table:number-columns-repeated="9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9"/>
          <table:table-cell>
            <office:annotation office:display="true" draw:style-name="gr3" draw:text-style-name="P2" svg:width="8.157cm" svg:height="2.323cm" svg:x="25.073cm" svg:y="8.302cm" draw:caption-point-x="12.375cm" draw:caption-point-y="-0.163cm">
              <dc:date>2014-04-13T00:00:00</dc:date>
              <text:p text:style-name="P2">Yritys BB:n ostovelkojen kiertoaika on nopeampi kuin yritys AA:n. Ostovelkojen kiertoaika kertoo, minkä verran yritys on käyttänyt keskimäärin maksuaikaa ostovelkojensa maksuun. </text:p>
            </office:annotation>
          </table:table-cell>
          <table:table-cell table:number-columns-repeated="2"/>
        </table:table-row>
        <table:table-row table:style-name="ro5" table:number-rows-repeated="7">
          <table:table-cell table:number-columns-repeated="12"/>
        </table:table-row>
        <table:table-row table:style-name="ro5">
          <table:table-cell table:style-name="ce39" office:value-type="string">
            <text:p>quick ratio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Rahoitusomaisuus – osatuloutuksen saamiset</text:p>
          </table:table-cell>
          <table:table-cell table:style-name="ce40" office:value-type="string">
            <text:p>=</text:p>
          </table:table-cell>
          <table:table-cell table:style-name="ce45" table:formula="of:=([AA.C190]+[AA.C192])/([AA.C235])" office:value-type="float" office:value="0.300435952138021">
            <text:p>0,30</text:p>
          </table:table-cell>
          <table:table-cell table:number-columns-repeated="3"/>
          <table:table-cell table:style-name="ce45" table:formula="of:=([BB.C190]+[BB.C192])/[BB.C235]" office:value-type="float" office:value="1.41555555555556">
            <office:annotation office:display="true" draw:style-name="gr4" draw:text-style-name="P2" svg:width="7.037cm" svg:height="2.27cm" svg:x="25.724cm" svg:y="13.163cm" draw:caption-point-x="9.466cm" draw:caption-point-y="-1.411cm">
              <dc:date>2014-04-13T00:00:00</dc:date>
              <text:p text:style-name="P2">Yritys AA:n quick ratio suhdeluku on YTN tilinpäätöskirjan mukaan heikko kun Yritys BB:n suhdeluku yltää hyvälle tasolle.</text:p>
            </office:annotation>
            <text:p>1,42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Lyhytaikainen vieras pääoma – lyhytaikaiset saadut ennakot</text:p>
          </table:table-cell>
          <table:table-cell table:number-columns-repeated="9"/>
        </table:table-row>
        <table:table-row table:style-name="ro5" table:number-rows-repeated="6">
          <table:table-cell table:number-columns-repeated="12"/>
        </table:table-row>
        <table:table-row table:style-name="ro5">
          <table:table-cell/>
          <table:table-cell table:style-name="ce40"/>
          <table:table-cell table:number-columns-repeated="10"/>
        </table:table-row>
        <table:table-row table:style-name="ro5">
          <table:table-cell table:style-name="ce39" office:value-type="string">
            <text:p>Current ratio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Vaihto-omaisuus + rahoitusomaisuu</text:p>
          </table:table-cell>
          <table:table-cell table:style-name="ce40" office:value-type="string">
            <text:p>=</text:p>
          </table:table-cell>
          <table:table-cell table:style-name="ce45" table:formula="of:=([AA.C184]+[AA.C190]+[AA.C192])/([AA.C235])" office:value-type="float" office:value="0.998144884519061">
            <text:p>1,00</text:p>
          </table:table-cell>
          <table:table-cell table:number-columns-repeated="3"/>
          <table:table-cell table:style-name="ce45" table:formula="of:=([BB.C184]+[BB.C190]+[BB.C192])/[BB.C235]" office:value-type="float" office:value="2.280329218107">
            <office:annotation office:display="true" draw:style-name="gr5" draw:text-style-name="P2" svg:width="7.956cm" svg:height="2.176cm" svg:x="25.974cm" svg:y="16.829cm" draw:caption-point-x="9.216cm" draw:caption-point-y="-1.013cm">
              <dc:date>2014-04-13T00:00:00</dc:date>
              <text:p text:style-name="P2">Kuten quick ration suhdeluvun kohdalla myös current ratio luku on yritys bb:llä vahvempi. YTN perusteella yritys AA:n suhdeluku on heikon ja tyydyttävän rajalla ja Yritys BB:n hyvällä tasolla. </text:p>
              <text:p text:style-name="P2"/>
            </office:annotation>
            <text:p>2,28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40" office:value-type="string">
            <text:p>lyhytaikainen vieras pääoma.</text:p>
          </table:table-cell>
          <table:table-cell table:number-columns-repeated="9"/>
        </table:table-row>
        <table:table-row table:style-name="ro5" table:number-rows-repeated="7">
          <table:table-cell table:number-columns-repeated="12"/>
        </table:table-row>
        <table:table-row table:style-name="ro5">
          <table:table-cell office:value-type="string">
            <text:p>Rahoitustulos %</text:p>
          </table:table-cell>
          <table:table-cell table:style-name="ce41" office:value-type="string">
            <text:p>=</text:p>
          </table:table-cell>
          <table:table-cell table:style-name="ce43" office:value-type="string">
            <text:p>liiketulos</text:p>
          </table:table-cell>
          <table:table-cell table:style-name="ce40" office:value-type="string">
            <text:p>=</text:p>
          </table:table-cell>
          <table:table-cell table:style-name="ce46" table:formula="of:=([AA.C126])/[AA.C112]" office:value-type="percentage" office:value="-0.0917290113135702">
            <text:p>-9,17%</text:p>
          </table:table-cell>
          <table:table-cell table:number-columns-repeated="3"/>
          <table:table-cell table:style-name="ce46" table:formula="of:=[BB.C126]/[BB.C112]" office:value-type="percentage" office:value="0.0285562843702379">
            <text:p>2,86%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40" office:value-type="string">
            <text:p>liiketoiminnan tuotot yhteensä</text:p>
          </table:table-cell>
          <table:table-cell table:number-columns-repeated="9"/>
        </table:table-row>
        <table:table-row table:style-name="ro5" table:number-rows-repeated="11">
          <table:table-cell table:number-columns-repeated="12"/>
        </table:table-row>
        <table:table-row table:style-name="ro5">
          <table:table-cell office:value-type="string">
            <text:p>Sijoitetun pääoman tuotto %</text:p>
          </table:table-cell>
          <table:table-cell table:style-name="ce40" office:value-type="string">
            <text:p>=</text:p>
          </table:table-cell>
          <table:table-cell table:style-name="ce44" office:value-type="string">
            <text:p>Nettotulos + rahoituskulut + verot </text:p>
          </table:table-cell>
          <table:table-cell table:style-name="ce40" office:value-type="string">
            <text:p>=</text:p>
          </table:table-cell>
          <table:table-cell table:style-name="ce46" table:formula="of:=([AA.C135]+[AA.C130]+[AA.C133])/[AA.C237]" office:value-type="percentage" office:value="-0.257288600346788">
            <text:p>-25,73%</text:p>
          </table:table-cell>
          <table:table-cell table:number-columns-repeated="3"/>
          <table:table-cell table:style-name="ce46" table:formula="of:=([BB.C135]+[BB.C130]+[BB.C133])/[BB.C237]" office:value-type="percentage" office:value="0.0116616641243911">
            <text:p>1,17%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5">
          <table:table-cell table:number-columns-repeated="2"/>
          <table:table-cell table:style-name="ce40" office:value-type="string">
            <text:p>sijoitettu pääoma</text:p>
          </table:table-cell>
          <table:table-cell table:number-columns-repeated="9"/>
        </table:table-row>
        <table:table-row table:style-name="ro5" table:number-rows-repeated="11">
          <table:table-cell table:number-columns-repeated="12"/>
        </table:table-row>
        <table:table-row table:style-name="ro5">
          <table:table-cell office:value-type="string">
            <text:p>Oman pääoman tuotto %</text:p>
          </table:table-cell>
          <table:table-cell table:style-name="ce42" office:value-type="string">
            <text:p>=</text:p>
          </table:table-cell>
          <table:table-cell table:style-name="ce43" office:value-type="string">
            <text:p>Nettotulos.</text:p>
          </table:table-cell>
          <table:table-cell table:style-name="ce40" office:value-type="string">
            <text:p>=</text:p>
          </table:table-cell>
          <table:table-cell table:style-name="ce46" table:formula="of:=[AA.C135]/[AA.C212]" office:value-type="percentage" office:value="-0.383187483426147">
            <text:p>-38,32%</text:p>
          </table:table-cell>
          <table:table-cell table:number-columns-repeated="3"/>
          <table:table-cell table:style-name="ce46" table:formula="of:=[BB.C135]/[BB.C213]" office:value-type="percentage" office:value="0.0620294415102821">
            <text:p>6,20%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42" office:value-type="string">
            <text:p>oikaistu oma pääoma </text:p>
          </table:table-cell>
          <table:table-cell table:number-columns-repeated="9"/>
        </table:table-row>
        <table:table-row table:style-name="ro5" table:number-rows-repeated="9">
          <table:table-cell table:number-columns-repeated="12"/>
        </table:table-row>
        <table:table-row table:style-name="ro5">
          <table:table-cell office:value-type="string">
            <text:p>Suhteellinen velkaantuneisuusaste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oikaistun taseen velat – saadut ennakot</text:p>
          </table:table-cell>
          <table:table-cell table:style-name="ce42" office:value-type="string">
            <text:p>=</text:p>
          </table:table-cell>
          <table:table-cell table:style-name="ce46" table:formula="of:=([AA.C221]+[AA.C235])/[AA.C110]" office:value-type="percentage" office:value="0.619100520514773">
            <text:p>61,91%</text:p>
          </table:table-cell>
          <table:table-cell table:number-columns-repeated="3"/>
          <table:table-cell table:style-name="ce46" table:formula="of:=([BB.C221]+[BB.C235])/[BB.C110]" office:value-type="percentage" office:value="0.338147451789488">
            <text:p>33,81%</text:p>
          </table:table-cell>
          <table:table-cell table:number-columns-repeated="3"/>
        </table:table-row>
        <table:table-row table:style-name="ro5">
          <table:table-cell office:value-type="string">
            <text:p>Velka% (YTN)</text:p>
          </table:table-cell>
          <table:table-cell/>
          <table:table-cell table:style-name="ce40" office:value-type="string">
            <text:p>liikevaihto</text:p>
          </table:table-cell>
          <table:table-cell table:number-columns-repeated="9"/>
        </table:table-row>
        <table:table-row table:style-name="ro5" table:number-rows-repeated="9">
          <table:table-cell table:number-columns-repeated="12"/>
        </table:table-row>
        <table:table-row table:style-name="ro5">
          <table:table-cell office:value-type="string">
            <text:p>nettovelkaantumisaste (gearing)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korollinen vieraspääoma – rahat ja rahoitusarvopaperit</text:p>
          </table:table-cell>
          <table:table-cell table:style-name="ce42" office:value-type="string">
            <text:p>=</text:p>
          </table:table-cell>
          <table:table-cell table:style-name="ce45" table:formula="of:=([AA.C216]+[AA.C229]-[AA.C192])/[AA.C212]" office:value-type="float" office:value="0.670833806871993">
            <text:p>0,67</text:p>
          </table:table-cell>
          <table:table-cell table:number-columns-repeated="3"/>
          <table:table-cell table:style-name="ce45" table:formula="of:=([BB.C229]+[BB.C216]-[BB.C192])/[BB.C213]" office:value-type="float" office:value="0.45932127205304">
            <text:p>0,46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40" office:value-type="string">
            <text:p>oikaistu oma pääoma. 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1" number:min-integer-digits="1"/>
    </number:number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/>
    </number:number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number:currency-style style:name="N8149P0" style:volatile="true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8149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8149P0"/>
    </number:currency-style>
    <number:currency-style style:name="N8150P0" style:volatile="true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8150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815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13.04.2014</text:date>, <text:time>19:42:5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A" style:display-name="PageStyle_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" style:display-name="PageStyle_B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4-13T19:42:53.84</dc:date>
    <dc:creator>Janne </dc:creator>
    <meta:editing-duration>P1DT1H12M54S</meta:editing-duration>
    <meta:editing-cycles>20</meta:editing-cycles>
    <meta:document-statistic meta:table-count="3" meta:cell-count="1011" meta:object-count="0"/>
  </office:meta>
</office:document-meta>
</file>